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0.751cm"/>
    </style:style>
    <style:style style:name="co3" style:family="table-column">
      <style:table-column-properties fo:break-before="auto" style:column-width="1.326cm"/>
    </style:style>
    <style:style style:name="co4" style:family="table-column">
      <style:table-column-properties fo:break-before="auto" style:column-width="1.076cm"/>
    </style:style>
    <style:style style:name="co5" style:family="table-column">
      <style:table-column-properties fo:break-before="auto" style:column-width="1.201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427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Combat calc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Atk</text:p>
          </table:table-cell>
          <table:table-cell office:value-type="string">
            <text:p>Def</text:p>
          </table:table-cell>
          <table:table-cell office:value-type="string">
            <text:p>Atk-Def</text:p>
          </table:table-cell>
          <table:table-cell office:value-type="string">
            <text:p>Hit%</text:p>
          </table:table-cell>
          <table:table-cell office:value-type="string">
            <text:p>Hit% 2</text:p>
          </table:table-cell>
          <table:table-cell office:value-type="string">
            <text:p>Final %</text:p>
          </table:table-cell>
          <table:table-cell>
            <draw:frame table:end-cell-address="'Combat calc'.T51" table:end-x="0.292cm" table:end-y="0.289cm" draw:z-index="0" draw:style-name="gr1" svg:width="29.546cm" svg:height="22.325cm" svg:x="0.102cm" svg:y="0.105cm">
              <draw:object draw:notify-on-update-of-ranges="'Combat calc'.C1:'Combat calc'.C1 'Combat calc'.C2:'Combat calc'.C51 'Combat calc'.D1:'Combat calc'.D1 'Combat calc'.D2:'Combat calc'.D51 'Combat calc'.E1:'Combat calc'.E1 'Combat calc'.E2:'Combat calc'.E51 'Combat calc'.F1:'Combat calc'.F1 'Combat calc'.F2:'Combat calc'.F5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formula="of:=[.A2]-[.B2]" office:value-type="float" office:value="-49">
            <text:p>-49</text:p>
          </table:table-cell>
          <table:table-cell table:formula="of:=IF([.C2]&gt;=0;LOG10(1+5*([.C2])/(50))*100+50;-LOG10(1+5*(-[.C2])/(50))*100+50)" office:value-type="float" office:value="-27.0852011642144">
            <text:p>-27,09</text:p>
          </table:table-cell>
          <table:table-cell table:formula="of:=MIN([.C2]/[.B2];0.5) * 100 + 50" office:value-type="float" office:value="-48">
            <text:p>-48</text:p>
          </table:table-cell>
          <table:table-cell table:formula="of:=([.D2]+[.E2])/2" office:value-type="float" office:value="-37.5426005821072">
            <text:p>-37,54</text:p>
          </table:table-cell>
          <table:table-cell/>
        </table:table-row>
        <table:table-row table:style-name="ro1">
          <table:table-cell table:formula="of:=[.A2]+2"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A3]-[.B3]" office:value-type="float" office:value="-47">
            <text:p>-47</text:p>
          </table:table-cell>
          <table:table-cell table:formula="of:=IF([.C3]&gt;=0;LOG10(1+5*([.C3])/(50))*100+50;-LOG10(1+5*(-[.C3])/(50))*100+50)" office:value-type="float" office:value="-25.5874855672491">
            <text:p>-25,59</text:p>
          </table:table-cell>
          <table:table-cell table:formula="of:=MIN([.C3]/[.B3];0.5) * 100 + 50" office:value-type="float" office:value="-44">
            <text:p>-44</text:p>
          </table:table-cell>
          <table:table-cell table:formula="of:=([.D3]+[.E3])/2" office:value-type="float" office:value="-34.7937427836246">
            <text:p>-34,79</text:p>
          </table:table-cell>
          <table:table-cell/>
        </table:table-row>
        <table:table-row table:style-name="ro1">
          <table:table-cell table:formula="of:=[.A3]+2" office:value-type="float" office:value="5">
            <text:p>5</text:p>
          </table:table-cell>
          <table:table-cell office:value-type="float" office:value="50">
            <text:p>50</text:p>
          </table:table-cell>
          <table:table-cell table:formula="of:=[.A4]-[.B4]" office:value-type="float" office:value="-45">
            <text:p>-45</text:p>
          </table:table-cell>
          <table:table-cell table:formula="of:=IF([.C4]&gt;=0;LOG10(1+5*([.C4])/(50))*100+50;-LOG10(1+5*(-[.C4])/(50))*100+50)" office:value-type="float" office:value="-24.0362689494244">
            <text:p>-24,04</text:p>
          </table:table-cell>
          <table:table-cell table:formula="of:=MIN([.C4]/[.B4];0.5) * 100 + 50" office:value-type="float" office:value="-40">
            <text:p>-40</text:p>
          </table:table-cell>
          <table:table-cell table:formula="of:=([.D4]+[.E4])/2" office:value-type="float" office:value="-32.0181344747122">
            <text:p>-32,02</text:p>
          </table:table-cell>
          <table:table-cell/>
        </table:table-row>
        <table:table-row table:style-name="ro1">
          <table:table-cell table:formula="of:=[.A4]+2" office:value-type="float" office:value="7">
            <text:p>7</text:p>
          </table:table-cell>
          <table:table-cell office:value-type="float" office:value="50">
            <text:p>50</text:p>
          </table:table-cell>
          <table:table-cell table:formula="of:=[.A5]-[.B5]" office:value-type="float" office:value="-43">
            <text:p>-43</text:p>
          </table:table-cell>
          <table:table-cell table:formula="of:=IF([.C5]&gt;=0;LOG10(1+5*([.C5])/(50))*100+50;-LOG10(1+5*(-[.C5])/(50))*100+50)" office:value-type="float" office:value="-22.4275869600789">
            <text:p>-22,43</text:p>
          </table:table-cell>
          <table:table-cell table:formula="of:=MIN([.C5]/[.B5];0.5) * 100 + 50" office:value-type="float" office:value="-36">
            <text:p>-36</text:p>
          </table:table-cell>
          <table:table-cell table:formula="of:=([.D5]+[.E5])/2" office:value-type="float" office:value="-29.2137934800394">
            <text:p>-29,21</text:p>
          </table:table-cell>
          <table:table-cell/>
        </table:table-row>
        <table:table-row table:style-name="ro1">
          <table:table-cell table:formula="of:=[.A5]+2" office:value-type="float" office:value="9">
            <text:p>9</text:p>
          </table:table-cell>
          <table:table-cell office:value-type="float" office:value="50">
            <text:p>50</text:p>
          </table:table-cell>
          <table:table-cell table:formula="of:=[.A6]-[.B6]" office:value-type="float" office:value="-41">
            <text:p>-41</text:p>
          </table:table-cell>
          <table:table-cell table:formula="of:=IF([.C6]&gt;=0;LOG10(1+5*([.C6])/(50))*100+50;-LOG10(1+5*(-[.C6])/(50))*100+50)" office:value-type="float" office:value="-20.7570176097936">
            <text:p>-20,76</text:p>
          </table:table-cell>
          <table:table-cell table:formula="of:=MIN([.C6]/[.B6];0.5) * 100 + 50" office:value-type="float" office:value="-32">
            <text:p>-32</text:p>
          </table:table-cell>
          <table:table-cell table:formula="of:=([.D6]+[.E6])/2" office:value-type="float" office:value="-26.3785088048968">
            <text:p>-26,38</text:p>
          </table:table-cell>
          <table:table-cell/>
        </table:table-row>
        <table:table-row table:style-name="ro1">
          <table:table-cell table:formula="of:=[.A6]+2" office:value-type="float" office:value="11">
            <text:p>11</text:p>
          </table:table-cell>
          <table:table-cell office:value-type="float" office:value="50">
            <text:p>50</text:p>
          </table:table-cell>
          <table:table-cell table:formula="of:=[.A7]-[.B7]" office:value-type="float" office:value="-39">
            <text:p>-39</text:p>
          </table:table-cell>
          <table:table-cell table:formula="of:=IF([.C7]&gt;=0;LOG10(1+5*([.C7])/(50))*100+50;-LOG10(1+5*(-[.C7])/(50))*100+50)" office:value-type="float" office:value="-19.0196080028514">
            <text:p>-19,02</text:p>
          </table:table-cell>
          <table:table-cell table:formula="of:=MIN([.C7]/[.B7];0.5) * 100 + 50" office:value-type="float" office:value="-28">
            <text:p>-28</text:p>
          </table:table-cell>
          <table:table-cell table:formula="of:=([.D7]+[.E7])/2" office:value-type="float" office:value="-23.5098040014257">
            <text:p>-23,51</text:p>
          </table:table-cell>
          <table:table-cell/>
        </table:table-row>
        <table:table-row table:style-name="ro1">
          <table:table-cell table:formula="of:=[.A7]+2" office:value-type="float" office:value="13">
            <text:p>13</text:p>
          </table:table-cell>
          <table:table-cell office:value-type="float" office:value="50">
            <text:p>50</text:p>
          </table:table-cell>
          <table:table-cell table:formula="of:=[.A8]-[.B8]" office:value-type="float" office:value="-37">
            <text:p>-37</text:p>
          </table:table-cell>
          <table:table-cell table:formula="of:=IF([.C8]&gt;=0;LOG10(1+5*([.C8])/(50))*100+50;-LOG10(1+5*(-[.C8])/(50))*100+50)" office:value-type="float" office:value="-17.2097857935718">
            <text:p>-17,21</text:p>
          </table:table-cell>
          <table:table-cell table:formula="of:=MIN([.C8]/[.B8];0.5) * 100 + 50" office:value-type="float" office:value="-24">
            <text:p>-24</text:p>
          </table:table-cell>
          <table:table-cell table:formula="of:=([.D8]+[.E8])/2" office:value-type="float" office:value="-20.6048928967859">
            <text:p>-20,6</text:p>
          </table:table-cell>
          <table:table-cell/>
        </table:table-row>
        <table:table-row table:style-name="ro1">
          <table:table-cell table:formula="of:=[.A8]+2" office:value-type="float" office:value="15">
            <text:p>15</text:p>
          </table:table-cell>
          <table:table-cell office:value-type="float" office:value="50">
            <text:p>50</text:p>
          </table:table-cell>
          <table:table-cell table:formula="of:=[.A9]-[.B9]" office:value-type="float" office:value="-35">
            <text:p>-35</text:p>
          </table:table-cell>
          <table:table-cell table:formula="of:=IF([.C9]&gt;=0;LOG10(1+5*([.C9])/(50))*100+50;-LOG10(1+5*(-[.C9])/(50))*100+50)" office:value-type="float" office:value="-15.3212513775344">
            <text:p>-15,32</text:p>
          </table:table-cell>
          <table:table-cell table:formula="of:=MIN([.C9]/[.B9];0.5) * 100 + 50" office:value-type="float" office:value="-20">
            <text:p>-20</text:p>
          </table:table-cell>
          <table:table-cell table:formula="of:=([.D9]+[.E9])/2" office:value-type="float" office:value="-17.6606256887672">
            <text:p>-17,66</text:p>
          </table:table-cell>
          <table:table-cell/>
        </table:table-row>
        <table:table-row table:style-name="ro1">
          <table:table-cell table:formula="of:=[.A9]+2" office:value-type="float" office:value="17">
            <text:p>17</text:p>
          </table:table-cell>
          <table:table-cell office:value-type="float" office:value="50">
            <text:p>50</text:p>
          </table:table-cell>
          <table:table-cell table:formula="of:=[.A10]-[.B10]" office:value-type="float" office:value="-33">
            <text:p>-33</text:p>
          </table:table-cell>
          <table:table-cell table:formula="of:=IF([.C10]&gt;=0;LOG10(1+5*([.C10])/(50))*100+50;-LOG10(1+5*(-[.C10])/(50))*100+50)" office:value-type="float" office:value="-13.3468455579587">
            <text:p>-13,35</text:p>
          </table:table-cell>
          <table:table-cell table:formula="of:=MIN([.C10]/[.B10];0.5) * 100 + 50" office:value-type="float" office:value="-16">
            <text:p>-16</text:p>
          </table:table-cell>
          <table:table-cell table:formula="of:=([.D10]+[.E10])/2" office:value-type="float" office:value="-14.6734227789793">
            <text:p>-14,67</text:p>
          </table:table-cell>
          <table:table-cell/>
        </table:table-row>
        <table:table-row table:style-name="ro1">
          <table:table-cell table:formula="of:=[.A10]+2" office:value-type="float" office:value="19">
            <text:p>19</text:p>
          </table:table-cell>
          <table:table-cell office:value-type="float" office:value="50">
            <text:p>50</text:p>
          </table:table-cell>
          <table:table-cell table:formula="of:=[.A11]-[.B11]" office:value-type="float" office:value="-31">
            <text:p>-31</text:p>
          </table:table-cell>
          <table:table-cell table:formula="of:=IF([.C11]&gt;=0;LOG10(1+5*([.C11])/(50))*100+50;-LOG10(1+5*(-[.C11])/(50))*100+50)" office:value-type="float" office:value="-11.2783856719735">
            <text:p>-11,28</text:p>
          </table:table-cell>
          <table:table-cell table:formula="of:=MIN([.C11]/[.B11];0.5) * 100 + 50" office:value-type="float" office:value="-12">
            <text:p>-12</text:p>
          </table:table-cell>
          <table:table-cell table:formula="of:=([.D11]+[.E11])/2" office:value-type="float" office:value="-11.6391928359868">
            <text:p>-11,64</text:p>
          </table:table-cell>
          <table:table-cell/>
        </table:table-row>
        <table:table-row table:style-name="ro1">
          <table:table-cell table:formula="of:=[.A11]+2" office:value-type="float" office:value="21">
            <text:p>21</text:p>
          </table:table-cell>
          <table:table-cell office:value-type="float" office:value="50">
            <text:p>50</text:p>
          </table:table-cell>
          <table:table-cell table:formula="of:=[.A12]-[.B12]" office:value-type="float" office:value="-29">
            <text:p>-29</text:p>
          </table:table-cell>
          <table:table-cell table:formula="of:=IF([.C12]&gt;=0;LOG10(1+5*([.C12])/(50))*100+50;-LOG10(1+5*(-[.C12])/(50))*100+50)" office:value-type="float" office:value="-9.10646070264992">
            <text:p>-9,11</text:p>
          </table:table-cell>
          <table:table-cell table:formula="of:=MIN([.C12]/[.B12];0.5) * 100 + 50" office:value-type="float" office:value="-7.99999999999999">
            <text:p>-8</text:p>
          </table:table-cell>
          <table:table-cell table:formula="of:=([.D12]+[.E12])/2" office:value-type="float" office:value="-8.55323035132496">
            <text:p>-8,55</text:p>
          </table:table-cell>
          <table:table-cell/>
        </table:table-row>
        <table:table-row table:style-name="ro1">
          <table:table-cell table:formula="of:=[.A12]+2" office:value-type="float" office:value="23">
            <text:p>23</text:p>
          </table:table-cell>
          <table:table-cell office:value-type="float" office:value="50">
            <text:p>50</text:p>
          </table:table-cell>
          <table:table-cell table:formula="of:=[.A13]-[.B13]" office:value-type="float" office:value="-27">
            <text:p>-27</text:p>
          </table:table-cell>
          <table:table-cell table:formula="of:=IF([.C13]&gt;=0;LOG10(1+5*([.C13])/(50))*100+50;-LOG10(1+5*(-[.C13])/(50))*100+50)" office:value-type="float" office:value="-6.8201724066995">
            <text:p>-6,82</text:p>
          </table:table-cell>
          <table:table-cell table:formula="of:=MIN([.C13]/[.B13];0.5) * 100 + 50" office:value-type="float" office:value="-4">
            <text:p>-4</text:p>
          </table:table-cell>
          <table:table-cell table:formula="of:=([.D13]+[.E13])/2" office:value-type="float" office:value="-5.41008620334975">
            <text:p>-5,41</text:p>
          </table:table-cell>
          <table:table-cell/>
        </table:table-row>
        <table:table-row table:style-name="ro1">
          <table:table-cell table:formula="of:=[.A13]+2" office:value-type="float" office:value="25">
            <text:p>25</text:p>
          </table:table-cell>
          <table:table-cell office:value-type="float" office:value="50">
            <text:p>50</text:p>
          </table:table-cell>
          <table:table-cell table:formula="of:=[.A14]-[.B14]" office:value-type="float" office:value="-25">
            <text:p>-25</text:p>
          </table:table-cell>
          <table:table-cell table:formula="of:=IF([.C14]&gt;=0;LOG10(1+5*([.C14])/(50))*100+50;-LOG10(1+5*(-[.C14])/(50))*100+50)" office:value-type="float" office:value="-4.40680443502757">
            <text:p>-4,41</text:p>
          </table:table-cell>
          <table:table-cell table:formula="of:=MIN([.C14]/[.B14];0.5) * 100 + 50" office:value-type="float" office:value="0">
            <text:p>0</text:p>
          </table:table-cell>
          <table:table-cell table:formula="of:=([.D14]+[.E14])/2" office:value-type="float" office:value="-2.20340221751378">
            <text:p>-2,2</text:p>
          </table:table-cell>
          <table:table-cell/>
        </table:table-row>
        <table:table-row table:style-name="ro1">
          <table:table-cell table:formula="of:=[.A14]+2" office:value-type="float" office:value="27">
            <text:p>27</text:p>
          </table:table-cell>
          <table:table-cell office:value-type="float" office:value="50">
            <text:p>50</text:p>
          </table:table-cell>
          <table:table-cell table:formula="of:=[.A15]-[.B15]" office:value-type="float" office:value="-23">
            <text:p>-23</text:p>
          </table:table-cell>
          <table:table-cell table:formula="of:=IF([.C15]&gt;=0;LOG10(1+5*([.C15])/(50))*100+50;-LOG10(1+5*(-[.C15])/(50))*100+50)" office:value-type="float" office:value="-1.85139398778874">
            <text:p>-1,85</text:p>
          </table:table-cell>
          <table:table-cell table:formula="of:=MIN([.C15]/[.B15];0.5) * 100 + 50" office:value-type="float" office:value="4">
            <text:p>4</text:p>
          </table:table-cell>
          <table:table-cell table:formula="of:=([.D15]+[.E15])/2" office:value-type="float" office:value="1.07430300610563">
            <text:p>1,07</text:p>
          </table:table-cell>
          <table:table-cell/>
        </table:table-row>
        <table:table-row table:style-name="ro1">
          <table:table-cell table:formula="of:=[.A15]+2" office:value-type="float" office:value="29">
            <text:p>29</text:p>
          </table:table-cell>
          <table:table-cell office:value-type="float" office:value="50">
            <text:p>50</text:p>
          </table:table-cell>
          <table:table-cell table:formula="of:=[.A16]-[.B16]" office:value-type="float" office:value="-21">
            <text:p>-21</text:p>
          </table:table-cell>
          <table:table-cell table:formula="of:=IF([.C16]&gt;=0;LOG10(1+5*([.C16])/(50))*100+50;-LOG10(1+5*(-[.C16])/(50))*100+50)" office:value-type="float" office:value="0.863830616572727">
            <text:p>0,86</text:p>
          </table:table-cell>
          <table:table-cell table:formula="of:=MIN([.C16]/[.B16];0.5) * 100 + 50" office:value-type="float" office:value="8">
            <text:p>8</text:p>
          </table:table-cell>
          <table:table-cell table:formula="of:=([.D16]+[.E16])/2" office:value-type="float" office:value="4.43191530828636">
            <text:p>4,43</text:p>
          </table:table-cell>
          <table:table-cell/>
        </table:table-row>
        <table:table-row table:style-name="ro1">
          <table:table-cell table:formula="of:=[.A16]+2" office:value-type="float" office:value="31">
            <text:p>31</text:p>
          </table:table-cell>
          <table:table-cell office:value-type="float" office:value="50">
            <text:p>50</text:p>
          </table:table-cell>
          <table:table-cell table:formula="of:=[.A17]-[.B17]" office:value-type="float" office:value="-19">
            <text:p>-19</text:p>
          </table:table-cell>
          <table:table-cell table:formula="of:=IF([.C17]&gt;=0;LOG10(1+5*([.C17])/(50))*100+50;-LOG10(1+5*(-[.C17])/(50))*100+50)" office:value-type="float" office:value="3.76020021010439">
            <text:p>3,76</text:p>
          </table:table-cell>
          <table:table-cell table:formula="of:=MIN([.C17]/[.B17];0.5) * 100 + 50" office:value-type="float" office:value="12">
            <text:p>12</text:p>
          </table:table-cell>
          <table:table-cell table:formula="of:=([.D17]+[.E17])/2" office:value-type="float" office:value="7.8801001050522">
            <text:p>7,88</text:p>
          </table:table-cell>
          <table:table-cell/>
        </table:table-row>
        <table:table-row table:style-name="ro1">
          <table:table-cell table:formula="of:=[.A17]+2" office:value-type="float" office:value="33">
            <text:p>33</text:p>
          </table:table-cell>
          <table:table-cell office:value-type="float" office:value="50">
            <text:p>50</text:p>
          </table:table-cell>
          <table:table-cell table:formula="of:=[.A18]-[.B18]" office:value-type="float" office:value="-17">
            <text:p>-17</text:p>
          </table:table-cell>
          <table:table-cell table:formula="of:=IF([.C18]&gt;=0;LOG10(1+5*([.C18])/(50))*100+50;-LOG10(1+5*(-[.C18])/(50))*100+50)" office:value-type="float" office:value="6.86362358410126">
            <text:p>6,86</text:p>
          </table:table-cell>
          <table:table-cell table:formula="of:=MIN([.C18]/[.B18];0.5) * 100 + 50" office:value-type="float" office:value="16">
            <text:p>16</text:p>
          </table:table-cell>
          <table:table-cell table:formula="of:=([.D18]+[.E18])/2" office:value-type="float" office:value="11.4318117920506">
            <text:p>11,43</text:p>
          </table:table-cell>
          <table:table-cell/>
        </table:table-row>
        <table:table-row table:style-name="ro1">
          <table:table-cell table:formula="of:=[.A18]+2" office:value-type="float" office:value="35">
            <text:p>35</text:p>
          </table:table-cell>
          <table:table-cell office:value-type="float" office:value="50">
            <text:p>50</text:p>
          </table:table-cell>
          <table:table-cell table:formula="of:=[.A19]-[.B19]" office:value-type="float" office:value="-15">
            <text:p>-15</text:p>
          </table:table-cell>
          <table:table-cell table:formula="of:=IF([.C19]&gt;=0;LOG10(1+5*([.C19])/(50))*100+50;-LOG10(1+5*(-[.C19])/(50))*100+50)" office:value-type="float" office:value="10.2059991327962">
            <text:p>10,21</text:p>
          </table:table-cell>
          <table:table-cell table:formula="of:=MIN([.C19]/[.B19];0.5) * 100 + 50" office:value-type="float" office:value="20">
            <text:p>20</text:p>
          </table:table-cell>
          <table:table-cell table:formula="of:=([.D19]+[.E19])/2" office:value-type="float" office:value="15.1029995663981">
            <text:p>15,1</text:p>
          </table:table-cell>
          <table:table-cell/>
        </table:table-row>
        <table:table-row table:style-name="ro1">
          <table:table-cell table:formula="of:=[.A19]+2" office:value-type="float" office:value="37">
            <text:p>37</text:p>
          </table:table-cell>
          <table:table-cell office:value-type="float" office:value="50">
            <text:p>50</text:p>
          </table:table-cell>
          <table:table-cell table:formula="of:=[.A20]-[.B20]" office:value-type="float" office:value="-13">
            <text:p>-13</text:p>
          </table:table-cell>
          <table:table-cell table:formula="of:=IF([.C20]&gt;=0;LOG10(1+5*([.C20])/(50))*100+50;-LOG10(1+5*(-[.C20])/(50))*100+50)" office:value-type="float" office:value="13.8272163982407">
            <text:p>13,83</text:p>
          </table:table-cell>
          <table:table-cell table:formula="of:=MIN([.C20]/[.B20];0.5) * 100 + 50" office:value-type="float" office:value="24">
            <text:p>24</text:p>
          </table:table-cell>
          <table:table-cell table:formula="of:=([.D20]+[.E20])/2" office:value-type="float" office:value="18.9136081991204">
            <text:p>18,91</text:p>
          </table:table-cell>
          <table:table-cell/>
        </table:table-row>
        <table:table-row table:style-name="ro1">
          <table:table-cell table:formula="of:=[.A20]+2" office:value-type="float" office:value="39">
            <text:p>39</text:p>
          </table:table-cell>
          <table:table-cell office:value-type="float" office:value="50">
            <text:p>50</text:p>
          </table:table-cell>
          <table:table-cell table:formula="of:=[.A21]-[.B21]" office:value-type="float" office:value="-11">
            <text:p>-11</text:p>
          </table:table-cell>
          <table:table-cell table:formula="of:=IF([.C21]&gt;=0;LOG10(1+5*([.C21])/(50))*100+50;-LOG10(1+5*(-[.C21])/(50))*100+50)" office:value-type="float" office:value="17.7780705266081">
            <text:p>17,78</text:p>
          </table:table-cell>
          <table:table-cell table:formula="of:=MIN([.C21]/[.B21];0.5) * 100 + 50" office:value-type="float" office:value="28">
            <text:p>28</text:p>
          </table:table-cell>
          <table:table-cell table:formula="of:=([.D21]+[.E21])/2" office:value-type="float" office:value="22.889035263304">
            <text:p>22,89</text:p>
          </table:table-cell>
          <table:table-cell/>
        </table:table-row>
        <table:table-row table:style-name="ro1">
          <table:table-cell table:formula="of:=[.A21]+2" office:value-type="float" office:value="41">
            <text:p>41</text:p>
          </table:table-cell>
          <table:table-cell office:value-type="float" office:value="50">
            <text:p>50</text:p>
          </table:table-cell>
          <table:table-cell table:formula="of:=[.A22]-[.B22]" office:value-type="float" office:value="-9">
            <text:p>-9</text:p>
          </table:table-cell>
          <table:table-cell table:formula="of:=IF([.C22]&gt;=0;LOG10(1+5*([.C22])/(50))*100+50;-LOG10(1+5*(-[.C22])/(50))*100+50)" office:value-type="float" office:value="22.1246399047171">
            <text:p>22,12</text:p>
          </table:table-cell>
          <table:table-cell table:formula="of:=MIN([.C22]/[.B22];0.5) * 100 + 50" office:value-type="float" office:value="32">
            <text:p>32</text:p>
          </table:table-cell>
          <table:table-cell table:formula="of:=([.D22]+[.E22])/2" office:value-type="float" office:value="27.0623199523586">
            <text:p>27,06</text:p>
          </table:table-cell>
          <table:table-cell/>
        </table:table-row>
        <table:table-row table:style-name="ro1">
          <table:table-cell table:formula="of:=[.A22]+2" office:value-type="float" office:value="43">
            <text:p>43</text:p>
          </table:table-cell>
          <table:table-cell office:value-type="float" office:value="50">
            <text:p>50</text:p>
          </table:table-cell>
          <table:table-cell table:formula="of:=[.A23]-[.B23]" office:value-type="float" office:value="-7">
            <text:p>-7</text:p>
          </table:table-cell>
          <table:table-cell table:formula="of:=IF([.C23]&gt;=0;LOG10(1+5*([.C23])/(50))*100+50;-LOG10(1+5*(-[.C23])/(50))*100+50)" office:value-type="float" office:value="26.9551078621726">
            <text:p>26,96</text:p>
          </table:table-cell>
          <table:table-cell table:formula="of:=MIN([.C23]/[.B23];0.5) * 100 + 50" office:value-type="float" office:value="36">
            <text:p>36</text:p>
          </table:table-cell>
          <table:table-cell table:formula="of:=([.D23]+[.E23])/2" office:value-type="float" office:value="31.4775539310863">
            <text:p>31,48</text:p>
          </table:table-cell>
          <table:table-cell/>
        </table:table-row>
        <table:table-row table:style-name="ro1">
          <table:table-cell table:formula="of:=[.A23]+2" office:value-type="float" office:value="45">
            <text:p>45</text:p>
          </table:table-cell>
          <table:table-cell office:value-type="float" office:value="50">
            <text:p>50</text:p>
          </table:table-cell>
          <table:table-cell table:formula="of:=[.A24]-[.B24]" office:value-type="float" office:value="-5">
            <text:p>-5</text:p>
          </table:table-cell>
          <table:table-cell table:formula="of:=IF([.C24]&gt;=0;LOG10(1+5*([.C24])/(50))*100+50;-LOG10(1+5*(-[.C24])/(50))*100+50)" office:value-type="float" office:value="32.3908740944319">
            <text:p>32,39</text:p>
          </table:table-cell>
          <table:table-cell table:formula="of:=MIN([.C24]/[.B24];0.5) * 100 + 50" office:value-type="float" office:value="40">
            <text:p>40</text:p>
          </table:table-cell>
          <table:table-cell table:formula="of:=([.D24]+[.E24])/2" office:value-type="float" office:value="36.1954370472159">
            <text:p>36,2</text:p>
          </table:table-cell>
          <table:table-cell/>
        </table:table-row>
        <table:table-row table:style-name="ro1">
          <table:table-cell table:formula="of:=[.A24]+2" office:value-type="float" office:value="47">
            <text:p>47</text:p>
          </table:table-cell>
          <table:table-cell office:value-type="float" office:value="50">
            <text:p>50</text:p>
          </table:table-cell>
          <table:table-cell table:formula="of:=[.A25]-[.B25]" office:value-type="float" office:value="-3">
            <text:p>-3</text:p>
          </table:table-cell>
          <table:table-cell table:formula="of:=IF([.C25]&gt;=0;LOG10(1+5*([.C25])/(50))*100+50;-LOG10(1+5*(-[.C25])/(50))*100+50)" office:value-type="float" office:value="38.6056647693163">
            <text:p>38,61</text:p>
          </table:table-cell>
          <table:table-cell table:formula="of:=MIN([.C25]/[.B25];0.5) * 100 + 50" office:value-type="float" office:value="44">
            <text:p>44</text:p>
          </table:table-cell>
          <table:table-cell table:formula="of:=([.D25]+[.E25])/2" office:value-type="float" office:value="41.3028323846582">
            <text:p>41,3</text:p>
          </table:table-cell>
          <table:table-cell/>
        </table:table-row>
        <table:table-row table:style-name="ro1">
          <table:table-cell table:formula="of:=[.A25]+2" office:value-type="float" office:value="49">
            <text:p>49</text:p>
          </table:table-cell>
          <table:table-cell office:value-type="float" office:value="50">
            <text:p>50</text:p>
          </table:table-cell>
          <table:table-cell table:formula="of:=[.A26]-[.B26]" office:value-type="float" office:value="-1">
            <text:p>-1</text:p>
          </table:table-cell>
          <table:table-cell table:formula="of:=IF([.C26]&gt;=0;LOG10(1+5*([.C26])/(50))*100+50;-LOG10(1+5*(-[.C26])/(50))*100+50)" office:value-type="float" office:value="45.8607314841775">
            <text:p>45,86</text:p>
          </table:table-cell>
          <table:table-cell table:formula="of:=MIN([.C26]/[.B26];0.5) * 100 + 50" office:value-type="float" office:value="48">
            <text:p>48</text:p>
          </table:table-cell>
          <table:table-cell table:formula="of:=([.D26]+[.E26])/2" office:value-type="float" office:value="46.9303657420887">
            <text:p>46,93</text:p>
          </table:table-cell>
          <table:table-cell/>
        </table:table-row>
        <table:table-row table:style-name="ro1">
          <table:table-cell table:formula="of:=[.A26]+2" office:value-type="float" office:value="51">
            <text:p>51</text:p>
          </table:table-cell>
          <table:table-cell office:value-type="float" office:value="50">
            <text:p>50</text:p>
          </table:table-cell>
          <table:table-cell table:formula="of:=[.A27]-[.B27]" office:value-type="float" office:value="1">
            <text:p>1</text:p>
          </table:table-cell>
          <table:table-cell table:formula="of:=IF([.C27]&gt;=0;LOG10(1+5*([.C27])/(50))*100+50;-LOG10(1+5*(-[.C27])/(50))*100+50)" office:value-type="float" office:value="54.1392685158225">
            <text:p>54,14</text:p>
          </table:table-cell>
          <table:table-cell table:formula="of:=MIN([.C27]/[.B27];0.5) * 100 + 50" office:value-type="float" office:value="52">
            <text:p>52</text:p>
          </table:table-cell>
          <table:table-cell table:formula="of:=([.D27]+[.E27])/2" office:value-type="float" office:value="53.0696342579113">
            <text:p>53,07</text:p>
          </table:table-cell>
          <table:table-cell/>
        </table:table-row>
        <table:table-row table:style-name="ro1">
          <table:table-cell table:formula="of:=[.A27]+2" office:value-type="float" office:value="53">
            <text:p>53</text:p>
          </table:table-cell>
          <table:table-cell office:value-type="float" office:value="50">
            <text:p>50</text:p>
          </table:table-cell>
          <table:table-cell table:formula="of:=[.A28]-[.B28]" office:value-type="float" office:value="3">
            <text:p>3</text:p>
          </table:table-cell>
          <table:table-cell table:formula="of:=IF([.C28]&gt;=0;LOG10(1+5*([.C28])/(50))*100+50;-LOG10(1+5*(-[.C28])/(50))*100+50)" office:value-type="float" office:value="61.3943352306837">
            <text:p>61,39</text:p>
          </table:table-cell>
          <table:table-cell table:formula="of:=MIN([.C28]/[.B28];0.5) * 100 + 50" office:value-type="float" office:value="56">
            <text:p>56</text:p>
          </table:table-cell>
          <table:table-cell table:formula="of:=([.D28]+[.E28])/2" office:value-type="float" office:value="58.6971676153418">
            <text:p>58,7</text:p>
          </table:table-cell>
          <table:table-cell/>
        </table:table-row>
        <table:table-row table:style-name="ro1">
          <table:table-cell table:formula="of:=[.A28]+2" office:value-type="float" office:value="55">
            <text:p>55</text:p>
          </table:table-cell>
          <table:table-cell office:value-type="float" office:value="50">
            <text:p>50</text:p>
          </table:table-cell>
          <table:table-cell table:formula="of:=[.A29]-[.B29]" office:value-type="float" office:value="5">
            <text:p>5</text:p>
          </table:table-cell>
          <table:table-cell table:formula="of:=IF([.C29]&gt;=0;LOG10(1+5*([.C29])/(50))*100+50;-LOG10(1+5*(-[.C29])/(50))*100+50)" office:value-type="float" office:value="67.6091259055681">
            <text:p>67,61</text:p>
          </table:table-cell>
          <table:table-cell table:formula="of:=MIN([.C29]/[.B29];0.5) * 100 + 50" office:value-type="float" office:value="60">
            <text:p>60</text:p>
          </table:table-cell>
          <table:table-cell table:formula="of:=([.D29]+[.E29])/2" office:value-type="float" office:value="63.8045629527841">
            <text:p>63,8</text:p>
          </table:table-cell>
          <table:table-cell/>
        </table:table-row>
        <table:table-row table:style-name="ro1">
          <table:table-cell table:formula="of:=[.A29]+2" office:value-type="float" office:value="57">
            <text:p>57</text:p>
          </table:table-cell>
          <table:table-cell office:value-type="float" office:value="50">
            <text:p>50</text:p>
          </table:table-cell>
          <table:table-cell table:formula="of:=[.A30]-[.B30]" office:value-type="float" office:value="7">
            <text:p>7</text:p>
          </table:table-cell>
          <table:table-cell table:formula="of:=IF([.C30]&gt;=0;LOG10(1+5*([.C30])/(50))*100+50;-LOG10(1+5*(-[.C30])/(50))*100+50)" office:value-type="float" office:value="73.0448921378274">
            <text:p>73,04</text:p>
          </table:table-cell>
          <table:table-cell table:formula="of:=MIN([.C30]/[.B30];0.5) * 100 + 50" office:value-type="float" office:value="64">
            <text:p>64</text:p>
          </table:table-cell>
          <table:table-cell table:formula="of:=([.D30]+[.E30])/2" office:value-type="float" office:value="68.5224460689137">
            <text:p>68,52</text:p>
          </table:table-cell>
          <table:table-cell/>
        </table:table-row>
        <table:table-row table:style-name="ro1">
          <table:table-cell table:formula="of:=[.A30]+2" office:value-type="float" office:value="59">
            <text:p>59</text:p>
          </table:table-cell>
          <table:table-cell office:value-type="float" office:value="50">
            <text:p>50</text:p>
          </table:table-cell>
          <table:table-cell table:formula="of:=[.A31]-[.B31]" office:value-type="float" office:value="9">
            <text:p>9</text:p>
          </table:table-cell>
          <table:table-cell table:formula="of:=IF([.C31]&gt;=0;LOG10(1+5*([.C31])/(50))*100+50;-LOG10(1+5*(-[.C31])/(50))*100+50)" office:value-type="float" office:value="77.8753600952829">
            <text:p>77,88</text:p>
          </table:table-cell>
          <table:table-cell table:formula="of:=MIN([.C31]/[.B31];0.5) * 100 + 50" office:value-type="float" office:value="68">
            <text:p>68</text:p>
          </table:table-cell>
          <table:table-cell table:formula="of:=([.D31]+[.E31])/2" office:value-type="float" office:value="72.9376800476414">
            <text:p>72,94</text:p>
          </table:table-cell>
          <table:table-cell/>
        </table:table-row>
        <table:table-row table:style-name="ro1">
          <table:table-cell table:formula="of:=[.A31]+2" office:value-type="float" office:value="61">
            <text:p>61</text:p>
          </table:table-cell>
          <table:table-cell office:value-type="float" office:value="50">
            <text:p>50</text:p>
          </table:table-cell>
          <table:table-cell table:formula="of:=[.A32]-[.B32]" office:value-type="float" office:value="11">
            <text:p>11</text:p>
          </table:table-cell>
          <table:table-cell table:formula="of:=IF([.C32]&gt;=0;LOG10(1+5*([.C32])/(50))*100+50;-LOG10(1+5*(-[.C32])/(50))*100+50)" office:value-type="float" office:value="82.2219294733919">
            <text:p>82,22</text:p>
          </table:table-cell>
          <table:table-cell table:formula="of:=MIN([.C32]/[.B32];0.5) * 100 + 50" office:value-type="float" office:value="72">
            <text:p>72</text:p>
          </table:table-cell>
          <table:table-cell table:formula="of:=([.D32]+[.E32])/2" office:value-type="float" office:value="77.110964736696">
            <text:p>77,11</text:p>
          </table:table-cell>
          <table:table-cell/>
        </table:table-row>
        <table:table-row table:style-name="ro1">
          <table:table-cell table:formula="of:=[.A32]+2" office:value-type="float" office:value="63">
            <text:p>63</text:p>
          </table:table-cell>
          <table:table-cell office:value-type="float" office:value="50">
            <text:p>50</text:p>
          </table:table-cell>
          <table:table-cell table:formula="of:=[.A33]-[.B33]" office:value-type="float" office:value="13">
            <text:p>13</text:p>
          </table:table-cell>
          <table:table-cell table:formula="of:=IF([.C33]&gt;=0;LOG10(1+5*([.C33])/(50))*100+50;-LOG10(1+5*(-[.C33])/(50))*100+50)" office:value-type="float" office:value="86.1727836017593">
            <text:p>86,17</text:p>
          </table:table-cell>
          <table:table-cell table:formula="of:=MIN([.C33]/[.B33];0.5) * 100 + 50" office:value-type="float" office:value="76">
            <text:p>76</text:p>
          </table:table-cell>
          <table:table-cell table:formula="of:=([.D33]+[.E33])/2" office:value-type="float" office:value="81.0863918008796">
            <text:p>81,09</text:p>
          </table:table-cell>
          <table:table-cell/>
        </table:table-row>
        <table:table-row table:style-name="ro1">
          <table:table-cell table:formula="of:=[.A33]+2" office:value-type="float" office:value="65">
            <text:p>65</text:p>
          </table:table-cell>
          <table:table-cell office:value-type="float" office:value="50">
            <text:p>50</text:p>
          </table:table-cell>
          <table:table-cell table:formula="of:=[.A34]-[.B34]" office:value-type="float" office:value="15">
            <text:p>15</text:p>
          </table:table-cell>
          <table:table-cell table:formula="of:=IF([.C34]&gt;=0;LOG10(1+5*([.C34])/(50))*100+50;-LOG10(1+5*(-[.C34])/(50))*100+50)" office:value-type="float" office:value="89.7940008672038">
            <text:p>89,79</text:p>
          </table:table-cell>
          <table:table-cell table:formula="of:=MIN([.C34]/[.B34];0.5) * 100 + 50" office:value-type="float" office:value="80">
            <text:p>80</text:p>
          </table:table-cell>
          <table:table-cell table:formula="of:=([.D34]+[.E34])/2" office:value-type="float" office:value="84.8970004336019">
            <text:p>84,9</text:p>
          </table:table-cell>
          <table:table-cell/>
        </table:table-row>
        <table:table-row table:style-name="ro1">
          <table:table-cell table:formula="of:=[.A34]+2" office:value-type="float" office:value="67">
            <text:p>67</text:p>
          </table:table-cell>
          <table:table-cell office:value-type="float" office:value="50">
            <text:p>50</text:p>
          </table:table-cell>
          <table:table-cell table:formula="of:=[.A35]-[.B35]" office:value-type="float" office:value="17">
            <text:p>17</text:p>
          </table:table-cell>
          <table:table-cell table:formula="of:=IF([.C35]&gt;=0;LOG10(1+5*([.C35])/(50))*100+50;-LOG10(1+5*(-[.C35])/(50))*100+50)" office:value-type="float" office:value="93.1363764158987">
            <text:p>93,14</text:p>
          </table:table-cell>
          <table:table-cell table:formula="of:=MIN([.C35]/[.B35];0.5) * 100 + 50" office:value-type="float" office:value="84">
            <text:p>84</text:p>
          </table:table-cell>
          <table:table-cell table:formula="of:=([.D35]+[.E35])/2" office:value-type="float" office:value="88.5681882079494">
            <text:p>88,57</text:p>
          </table:table-cell>
          <table:table-cell/>
        </table:table-row>
        <table:table-row table:style-name="ro1">
          <table:table-cell table:formula="of:=[.A35]+2" office:value-type="float" office:value="69">
            <text:p>69</text:p>
          </table:table-cell>
          <table:table-cell office:value-type="float" office:value="50">
            <text:p>50</text:p>
          </table:table-cell>
          <table:table-cell table:formula="of:=[.A36]-[.B36]" office:value-type="float" office:value="19">
            <text:p>19</text:p>
          </table:table-cell>
          <table:table-cell table:formula="of:=IF([.C36]&gt;=0;LOG10(1+5*([.C36])/(50))*100+50;-LOG10(1+5*(-[.C36])/(50))*100+50)" office:value-type="float" office:value="96.2397997898956">
            <text:p>96,24</text:p>
          </table:table-cell>
          <table:table-cell table:formula="of:=MIN([.C36]/[.B36];0.5) * 100 + 50" office:value-type="float" office:value="88">
            <text:p>88</text:p>
          </table:table-cell>
          <table:table-cell table:formula="of:=([.D36]+[.E36])/2" office:value-type="float" office:value="92.1198998949478">
            <text:p>92,12</text:p>
          </table:table-cell>
          <table:table-cell/>
        </table:table-row>
        <table:table-row table:style-name="ro1">
          <table:table-cell table:formula="of:=[.A36]+2" office:value-type="float" office:value="71">
            <text:p>71</text:p>
          </table:table-cell>
          <table:table-cell office:value-type="float" office:value="50">
            <text:p>50</text:p>
          </table:table-cell>
          <table:table-cell table:formula="of:=[.A37]-[.B37]" office:value-type="float" office:value="21">
            <text:p>21</text:p>
          </table:table-cell>
          <table:table-cell table:formula="of:=IF([.C37]&gt;=0;LOG10(1+5*([.C37])/(50))*100+50;-LOG10(1+5*(-[.C37])/(50))*100+50)" office:value-type="float" office:value="99.1361693834273">
            <text:p>99,14</text:p>
          </table:table-cell>
          <table:table-cell table:formula="of:=MIN([.C37]/[.B37];0.5) * 100 + 50" office:value-type="float" office:value="92">
            <text:p>92</text:p>
          </table:table-cell>
          <table:table-cell table:formula="of:=([.D37]+[.E37])/2" office:value-type="float" office:value="95.5680846917136">
            <text:p>95,57</text:p>
          </table:table-cell>
          <table:table-cell/>
        </table:table-row>
        <table:table-row table:style-name="ro1">
          <table:table-cell table:formula="of:=[.A37]+2" office:value-type="float" office:value="73">
            <text:p>73</text:p>
          </table:table-cell>
          <table:table-cell office:value-type="float" office:value="50">
            <text:p>50</text:p>
          </table:table-cell>
          <table:table-cell table:formula="of:=[.A38]-[.B38]" office:value-type="float" office:value="23">
            <text:p>23</text:p>
          </table:table-cell>
          <table:table-cell table:formula="of:=IF([.C38]&gt;=0;LOG10(1+5*([.C38])/(50))*100+50;-LOG10(1+5*(-[.C38])/(50))*100+50)" office:value-type="float" office:value="101.851393987789">
            <text:p>101,85</text:p>
          </table:table-cell>
          <table:table-cell table:formula="of:=MIN([.C38]/[.B38];0.5) * 100 + 50" office:value-type="float" office:value="96">
            <text:p>96</text:p>
          </table:table-cell>
          <table:table-cell table:formula="of:=([.D38]+[.E38])/2" office:value-type="float" office:value="98.9256969938944">
            <text:p>98,93</text:p>
          </table:table-cell>
          <table:table-cell/>
        </table:table-row>
        <table:table-row table:style-name="ro1">
          <table:table-cell table:formula="of:=[.A38]+2" office:value-type="float" office:value="75">
            <text:p>75</text:p>
          </table:table-cell>
          <table:table-cell office:value-type="float" office:value="50">
            <text:p>50</text:p>
          </table:table-cell>
          <table:table-cell table:formula="of:=[.A39]-[.B39]" office:value-type="float" office:value="25">
            <text:p>25</text:p>
          </table:table-cell>
          <table:table-cell table:formula="of:=IF([.C39]&gt;=0;LOG10(1+5*([.C39])/(50))*100+50;-LOG10(1+5*(-[.C39])/(50))*100+50)" office:value-type="float" office:value="104.406804435028">
            <text:p>104,41</text:p>
          </table:table-cell>
          <table:table-cell table:formula="of:=MIN([.C39]/[.B39];0.5) * 100 + 50" office:value-type="float" office:value="100">
            <text:p>100</text:p>
          </table:table-cell>
          <table:table-cell table:formula="of:=([.D39]+[.E39])/2" office:value-type="float" office:value="102.203402217514">
            <text:p>102,2</text:p>
          </table:table-cell>
          <table:table-cell/>
        </table:table-row>
        <table:table-row table:style-name="ro1">
          <table:table-cell table:formula="of:=[.A39]+2" office:value-type="float" office:value="77">
            <text:p>77</text:p>
          </table:table-cell>
          <table:table-cell office:value-type="float" office:value="50">
            <text:p>50</text:p>
          </table:table-cell>
          <table:table-cell table:formula="of:=[.A40]-[.B40]" office:value-type="float" office:value="27">
            <text:p>27</text:p>
          </table:table-cell>
          <table:table-cell table:formula="of:=IF([.C40]&gt;=0;LOG10(1+5*([.C40])/(50))*100+50;-LOG10(1+5*(-[.C40])/(50))*100+50)" office:value-type="float" office:value="106.8201724067">
            <text:p>106,82</text:p>
          </table:table-cell>
          <table:table-cell table:formula="of:=MIN([.C40]/[.B40];0.5) * 100 + 50" office:value-type="float" office:value="100">
            <text:p>100</text:p>
          </table:table-cell>
          <table:table-cell table:formula="of:=([.D40]+[.E40])/2" office:value-type="float" office:value="103.41008620335">
            <text:p>103,41</text:p>
          </table:table-cell>
          <table:table-cell/>
        </table:table-row>
        <table:table-row table:style-name="ro1">
          <table:table-cell table:formula="of:=[.A40]+2" office:value-type="float" office:value="79">
            <text:p>79</text:p>
          </table:table-cell>
          <table:table-cell office:value-type="float" office:value="50">
            <text:p>50</text:p>
          </table:table-cell>
          <table:table-cell table:formula="of:=[.A41]-[.B41]" office:value-type="float" office:value="29">
            <text:p>29</text:p>
          </table:table-cell>
          <table:table-cell table:formula="of:=IF([.C41]&gt;=0;LOG10(1+5*([.C41])/(50))*100+50;-LOG10(1+5*(-[.C41])/(50))*100+50)" office:value-type="float" office:value="109.10646070265">
            <text:p>109,11</text:p>
          </table:table-cell>
          <table:table-cell table:formula="of:=MIN([.C41]/[.B41];0.5) * 100 + 50" office:value-type="float" office:value="100">
            <text:p>100</text:p>
          </table:table-cell>
          <table:table-cell table:formula="of:=([.D41]+[.E41])/2" office:value-type="float" office:value="104.553230351325">
            <text:p>104,55</text:p>
          </table:table-cell>
          <table:table-cell/>
        </table:table-row>
        <table:table-row table:style-name="ro1">
          <table:table-cell table:formula="of:=[.A41]+2" office:value-type="float" office:value="81">
            <text:p>81</text:p>
          </table:table-cell>
          <table:table-cell office:value-type="float" office:value="50">
            <text:p>50</text:p>
          </table:table-cell>
          <table:table-cell table:formula="of:=[.A42]-[.B42]" office:value-type="float" office:value="31">
            <text:p>31</text:p>
          </table:table-cell>
          <table:table-cell table:formula="of:=IF([.C42]&gt;=0;LOG10(1+5*([.C42])/(50))*100+50;-LOG10(1+5*(-[.C42])/(50))*100+50)" office:value-type="float" office:value="111.278385671974">
            <text:p>111,28</text:p>
          </table:table-cell>
          <table:table-cell table:formula="of:=MIN([.C42]/[.B42];0.5) * 100 + 50" office:value-type="float" office:value="100">
            <text:p>100</text:p>
          </table:table-cell>
          <table:table-cell table:formula="of:=([.D42]+[.E42])/2" office:value-type="float" office:value="105.639192835987">
            <text:p>105,64</text:p>
          </table:table-cell>
          <table:table-cell/>
        </table:table-row>
        <table:table-row table:style-name="ro1">
          <table:table-cell table:formula="of:=[.A42]+2" office:value-type="float" office:value="83">
            <text:p>83</text:p>
          </table:table-cell>
          <table:table-cell office:value-type="float" office:value="50">
            <text:p>50</text:p>
          </table:table-cell>
          <table:table-cell table:formula="of:=[.A43]-[.B43]" office:value-type="float" office:value="33">
            <text:p>33</text:p>
          </table:table-cell>
          <table:table-cell table:formula="of:=IF([.C43]&gt;=0;LOG10(1+5*([.C43])/(50))*100+50;-LOG10(1+5*(-[.C43])/(50))*100+50)" office:value-type="float" office:value="113.346845557959">
            <text:p>113,35</text:p>
          </table:table-cell>
          <table:table-cell table:formula="of:=MIN([.C43]/[.B43];0.5) * 100 + 50" office:value-type="float" office:value="100">
            <text:p>100</text:p>
          </table:table-cell>
          <table:table-cell table:formula="of:=([.D43]+[.E43])/2" office:value-type="float" office:value="106.673422778979">
            <text:p>106,67</text:p>
          </table:table-cell>
          <table:table-cell/>
        </table:table-row>
        <table:table-row table:style-name="ro1">
          <table:table-cell table:formula="of:=[.A43]+2" office:value-type="float" office:value="85">
            <text:p>85</text:p>
          </table:table-cell>
          <table:table-cell office:value-type="float" office:value="50">
            <text:p>50</text:p>
          </table:table-cell>
          <table:table-cell table:formula="of:=[.A44]-[.B44]" office:value-type="float" office:value="35">
            <text:p>35</text:p>
          </table:table-cell>
          <table:table-cell table:formula="of:=IF([.C44]&gt;=0;LOG10(1+5*([.C44])/(50))*100+50;-LOG10(1+5*(-[.C44])/(50))*100+50)" office:value-type="float" office:value="115.321251377534">
            <text:p>115,32</text:p>
          </table:table-cell>
          <table:table-cell table:formula="of:=MIN([.C44]/[.B44];0.5) * 100 + 50" office:value-type="float" office:value="100">
            <text:p>100</text:p>
          </table:table-cell>
          <table:table-cell table:formula="of:=([.D44]+[.E44])/2" office:value-type="float" office:value="107.660625688767">
            <text:p>107,66</text:p>
          </table:table-cell>
          <table:table-cell/>
        </table:table-row>
        <table:table-row table:style-name="ro1">
          <table:table-cell table:formula="of:=[.A44]+2" office:value-type="float" office:value="87">
            <text:p>87</text:p>
          </table:table-cell>
          <table:table-cell office:value-type="float" office:value="50">
            <text:p>50</text:p>
          </table:table-cell>
          <table:table-cell table:formula="of:=[.A45]-[.B45]" office:value-type="float" office:value="37">
            <text:p>37</text:p>
          </table:table-cell>
          <table:table-cell table:formula="of:=IF([.C45]&gt;=0;LOG10(1+5*([.C45])/(50))*100+50;-LOG10(1+5*(-[.C45])/(50))*100+50)" office:value-type="float" office:value="117.209785793572">
            <text:p>117,21</text:p>
          </table:table-cell>
          <table:table-cell table:formula="of:=MIN([.C45]/[.B45];0.5) * 100 + 50" office:value-type="float" office:value="100">
            <text:p>100</text:p>
          </table:table-cell>
          <table:table-cell table:formula="of:=([.D45]+[.E45])/2" office:value-type="float" office:value="108.604892896786">
            <text:p>108,6</text:p>
          </table:table-cell>
          <table:table-cell/>
        </table:table-row>
        <table:table-row table:style-name="ro1">
          <table:table-cell table:formula="of:=[.A45]+2" office:value-type="float" office:value="89">
            <text:p>89</text:p>
          </table:table-cell>
          <table:table-cell office:value-type="float" office:value="50">
            <text:p>50</text:p>
          </table:table-cell>
          <table:table-cell table:formula="of:=[.A46]-[.B46]" office:value-type="float" office:value="39">
            <text:p>39</text:p>
          </table:table-cell>
          <table:table-cell table:formula="of:=IF([.C46]&gt;=0;LOG10(1+5*([.C46])/(50))*100+50;-LOG10(1+5*(-[.C46])/(50))*100+50)" office:value-type="float" office:value="119.019608002851">
            <text:p>119,02</text:p>
          </table:table-cell>
          <table:table-cell table:formula="of:=MIN([.C46]/[.B46];0.5) * 100 + 50" office:value-type="float" office:value="100">
            <text:p>100</text:p>
          </table:table-cell>
          <table:table-cell table:formula="of:=([.D46]+[.E46])/2" office:value-type="float" office:value="109.509804001426">
            <text:p>109,51</text:p>
          </table:table-cell>
          <table:table-cell/>
        </table:table-row>
        <table:table-row table:style-name="ro1">
          <table:table-cell table:formula="of:=[.A46]+2" office:value-type="float" office:value="91">
            <text:p>91</text:p>
          </table:table-cell>
          <table:table-cell office:value-type="float" office:value="50">
            <text:p>50</text:p>
          </table:table-cell>
          <table:table-cell table:formula="of:=[.A47]-[.B47]" office:value-type="float" office:value="41">
            <text:p>41</text:p>
          </table:table-cell>
          <table:table-cell table:formula="of:=IF([.C47]&gt;=0;LOG10(1+5*([.C47])/(50))*100+50;-LOG10(1+5*(-[.C47])/(50))*100+50)" office:value-type="float" office:value="120.757017609794">
            <text:p>120,76</text:p>
          </table:table-cell>
          <table:table-cell table:formula="of:=MIN([.C47]/[.B47];0.5) * 100 + 50" office:value-type="float" office:value="100">
            <text:p>100</text:p>
          </table:table-cell>
          <table:table-cell table:formula="of:=([.D47]+[.E47])/2" office:value-type="float" office:value="110.378508804897">
            <text:p>110,38</text:p>
          </table:table-cell>
          <table:table-cell/>
        </table:table-row>
        <table:table-row table:style-name="ro1">
          <table:table-cell table:formula="of:=[.A47]+2" office:value-type="float" office:value="93">
            <text:p>93</text:p>
          </table:table-cell>
          <table:table-cell office:value-type="float" office:value="50">
            <text:p>50</text:p>
          </table:table-cell>
          <table:table-cell table:formula="of:=[.A48]-[.B48]" office:value-type="float" office:value="43">
            <text:p>43</text:p>
          </table:table-cell>
          <table:table-cell table:formula="of:=IF([.C48]&gt;=0;LOG10(1+5*([.C48])/(50))*100+50;-LOG10(1+5*(-[.C48])/(50))*100+50)" office:value-type="float" office:value="122.427586960079">
            <text:p>122,43</text:p>
          </table:table-cell>
          <table:table-cell table:formula="of:=MIN([.C48]/[.B48];0.5) * 100 + 50" office:value-type="float" office:value="100">
            <text:p>100</text:p>
          </table:table-cell>
          <table:table-cell table:formula="of:=([.D48]+[.E48])/2" office:value-type="float" office:value="111.213793480039">
            <text:p>111,21</text:p>
          </table:table-cell>
          <table:table-cell/>
        </table:table-row>
        <table:table-row table:style-name="ro1">
          <table:table-cell table:formula="of:=[.A48]+2" office:value-type="float" office:value="95">
            <text:p>95</text:p>
          </table:table-cell>
          <table:table-cell office:value-type="float" office:value="50">
            <text:p>50</text:p>
          </table:table-cell>
          <table:table-cell table:formula="of:=[.A49]-[.B49]" office:value-type="float" office:value="45">
            <text:p>45</text:p>
          </table:table-cell>
          <table:table-cell table:formula="of:=IF([.C49]&gt;=0;LOG10(1+5*([.C49])/(50))*100+50;-LOG10(1+5*(-[.C49])/(50))*100+50)" office:value-type="float" office:value="124.036268949424">
            <text:p>124,04</text:p>
          </table:table-cell>
          <table:table-cell table:formula="of:=MIN([.C49]/[.B49];0.5) * 100 + 50" office:value-type="float" office:value="100">
            <text:p>100</text:p>
          </table:table-cell>
          <table:table-cell table:formula="of:=([.D49]+[.E49])/2" office:value-type="float" office:value="112.018134474712">
            <text:p>112,02</text:p>
          </table:table-cell>
          <table:table-cell/>
        </table:table-row>
        <table:table-row table:style-name="ro1">
          <table:table-cell table:formula="of:=[.A49]+2" office:value-type="float" office:value="97">
            <text:p>97</text:p>
          </table:table-cell>
          <table:table-cell office:value-type="float" office:value="50">
            <text:p>50</text:p>
          </table:table-cell>
          <table:table-cell table:formula="of:=[.A50]-[.B50]" office:value-type="float" office:value="47">
            <text:p>47</text:p>
          </table:table-cell>
          <table:table-cell table:formula="of:=IF([.C50]&gt;=0;LOG10(1+5*([.C50])/(50))*100+50;-LOG10(1+5*(-[.C50])/(50))*100+50)" office:value-type="float" office:value="125.587485567249">
            <text:p>125,59</text:p>
          </table:table-cell>
          <table:table-cell table:formula="of:=MIN([.C50]/[.B50];0.5) * 100 + 50" office:value-type="float" office:value="100">
            <text:p>100</text:p>
          </table:table-cell>
          <table:table-cell table:formula="of:=([.D50]+[.E50])/2" office:value-type="float" office:value="112.793742783625">
            <text:p>112,79</text:p>
          </table:table-cell>
          <table:table-cell/>
        </table:table-row>
        <table:table-row table:style-name="ro1">
          <table:table-cell table:formula="of:=[.A50]+2" office:value-type="float" office:value="99">
            <text:p>99</text:p>
          </table:table-cell>
          <table:table-cell office:value-type="float" office:value="50">
            <text:p>50</text:p>
          </table:table-cell>
          <table:table-cell table:formula="of:=[.A51]-[.B51]" office:value-type="float" office:value="49">
            <text:p>49</text:p>
          </table:table-cell>
          <table:table-cell table:formula="of:=IF([.C51]&gt;=0;LOG10(1+5*([.C51])/(50))*100+50;-LOG10(1+5*(-[.C51])/(50))*100+50)" office:value-type="float" office:value="127.085201164214">
            <text:p>127,09</text:p>
          </table:table-cell>
          <table:table-cell table:formula="of:=MIN([.C51]/[.B51];0.5) * 100 + 50" office:value-type="float" office:value="100">
            <text:p>100</text:p>
          </table:table-cell>
          <table:table-cell table:formula="of:=([.D51]+[.E51])/2" office:value-type="float" office:value="113.542600582107">
            <text:p>113,54</text:p>
          </table:table-cell>
          <table:table-cell/>
        </table:table-row>
      </table:table>
      <table:table table:name="Combat calc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Atk</text:p>
          </table:table-cell>
          <table:table-cell office:value-type="string">
            <text:p>Def</text:p>
          </table:table-cell>
          <table:table-cell office:value-type="string">
            <text:p>Atk-Def</text:p>
          </table:table-cell>
          <table:table-cell office:value-type="string">
            <text:p>Hit%</text:p>
          </table:table-cell>
          <table:table-cell office:value-type="string">
            <text:p>Hit% 2</text:p>
          </table:table-cell>
          <table:table-cell office:value-type="string">
            <text:p>Final %</text:p>
          </table:table-cell>
          <table:table-cell>
            <draw:frame table:end-cell-address="'Combat calc_2'.T51" table:end-x="0.346cm" table:end-y="0.235cm" draw:z-index="0" draw:style-name="gr1" svg:width="29.59cm" svg:height="22.272cm" svg:x="0.112cm" svg:y="0.104cm">
              <draw:object draw:notify-on-update-of-ranges="'Combat calc_2'.C1:'Combat calc_2'.C1 'Combat calc_2'.C2:'Combat calc_2'.C51 'Combat calc_2'.D1:'Combat calc_2'.D1 'Combat calc_2'.D2:'Combat calc_2'.D51 'Combat calc_2'.E1:'Combat calc_2'.E1 'Combat calc_2'.E2:'Combat calc_2'.E51 'Combat calc_2'.F1:'Combat calc_2'.F1 'Combat calc_2'.F2:'Combat calc_2'.F5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A2]-[.B2]" office:value-type="float" office:value="49">
            <text:p>49</text:p>
          </table:table-cell>
          <table:table-cell table:formula="of:=IF([.C2]&gt;=0;LOG10(1+5*([.C2])/(50))*100+50;-LOG10(1+5*(-[.C2])/(50))*100+50)" office:value-type="float" office:value="127.085201164214">
            <text:p>127,09</text:p>
          </table:table-cell>
          <table:table-cell table:formula="of:=MIN([.C2]/[.B2];0.5) * 100 + 50" office:value-type="float" office:value="100">
            <text:p>100</text:p>
          </table:table-cell>
          <table:table-cell table:formula="of:=([.D2]+[.E2])/2" office:value-type="float" office:value="113.542600582107">
            <text:p>113,54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2]+2" office:value-type="float" office:value="3">
            <text:p>3</text:p>
          </table:table-cell>
          <table:table-cell table:formula="of:=[.A3]-[.B3]" office:value-type="float" office:value="47">
            <text:p>47</text:p>
          </table:table-cell>
          <table:table-cell table:formula="of:=IF([.C3]&gt;=0;LOG10(1+5*([.C3])/(50))*100+50;-LOG10(1+5*(-[.C3])/(50))*100+50)" office:value-type="float" office:value="125.587485567249">
            <text:p>125,59</text:p>
          </table:table-cell>
          <table:table-cell table:formula="of:=MIN([.C3]/[.B3];0.5) * 100 + 50" office:value-type="float" office:value="100">
            <text:p>100</text:p>
          </table:table-cell>
          <table:table-cell table:formula="of:=([.D3]+[.E3])/2" office:value-type="float" office:value="112.793742783625">
            <text:p>112,7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3]+2" office:value-type="float" office:value="5">
            <text:p>5</text:p>
          </table:table-cell>
          <table:table-cell table:formula="of:=[.A4]-[.B4]" office:value-type="float" office:value="45">
            <text:p>45</text:p>
          </table:table-cell>
          <table:table-cell table:formula="of:=IF([.C4]&gt;=0;LOG10(1+5*([.C4])/(50))*100+50;-LOG10(1+5*(-[.C4])/(50))*100+50)" office:value-type="float" office:value="124.036268949424">
            <text:p>124,04</text:p>
          </table:table-cell>
          <table:table-cell table:formula="of:=MIN([.C4]/[.B4];0.5) * 100 + 50" office:value-type="float" office:value="100">
            <text:p>100</text:p>
          </table:table-cell>
          <table:table-cell table:formula="of:=([.D4]+[.E4])/2" office:value-type="float" office:value="112.018134474712">
            <text:p>112,0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4]+2" office:value-type="float" office:value="7">
            <text:p>7</text:p>
          </table:table-cell>
          <table:table-cell table:formula="of:=[.A5]-[.B5]" office:value-type="float" office:value="43">
            <text:p>43</text:p>
          </table:table-cell>
          <table:table-cell table:formula="of:=IF([.C5]&gt;=0;LOG10(1+5*([.C5])/(50))*100+50;-LOG10(1+5*(-[.C5])/(50))*100+50)" office:value-type="float" office:value="122.427586960079">
            <text:p>122,43</text:p>
          </table:table-cell>
          <table:table-cell table:formula="of:=MIN([.C5]/[.B5];0.5) * 100 + 50" office:value-type="float" office:value="100">
            <text:p>100</text:p>
          </table:table-cell>
          <table:table-cell table:formula="of:=([.D5]+[.E5])/2" office:value-type="float" office:value="111.213793480039">
            <text:p>111,2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5]+2" office:value-type="float" office:value="9">
            <text:p>9</text:p>
          </table:table-cell>
          <table:table-cell table:formula="of:=[.A6]-[.B6]" office:value-type="float" office:value="41">
            <text:p>41</text:p>
          </table:table-cell>
          <table:table-cell table:formula="of:=IF([.C6]&gt;=0;LOG10(1+5*([.C6])/(50))*100+50;-LOG10(1+5*(-[.C6])/(50))*100+50)" office:value-type="float" office:value="120.757017609794">
            <text:p>120,76</text:p>
          </table:table-cell>
          <table:table-cell table:formula="of:=MIN([.C6]/[.B6];0.5) * 100 + 50" office:value-type="float" office:value="100">
            <text:p>100</text:p>
          </table:table-cell>
          <table:table-cell table:formula="of:=([.D6]+[.E6])/2" office:value-type="float" office:value="110.378508804897">
            <text:p>110,3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6]+2" office:value-type="float" office:value="11">
            <text:p>11</text:p>
          </table:table-cell>
          <table:table-cell table:formula="of:=[.A7]-[.B7]" office:value-type="float" office:value="39">
            <text:p>39</text:p>
          </table:table-cell>
          <table:table-cell table:formula="of:=IF([.C7]&gt;=0;LOG10(1+5*([.C7])/(50))*100+50;-LOG10(1+5*(-[.C7])/(50))*100+50)" office:value-type="float" office:value="119.019608002851">
            <text:p>119,02</text:p>
          </table:table-cell>
          <table:table-cell table:formula="of:=MIN([.C7]/[.B7];0.5) * 100 + 50" office:value-type="float" office:value="100">
            <text:p>100</text:p>
          </table:table-cell>
          <table:table-cell table:formula="of:=([.D7]+[.E7])/2" office:value-type="float" office:value="109.509804001426">
            <text:p>109,5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7]+2" office:value-type="float" office:value="13">
            <text:p>13</text:p>
          </table:table-cell>
          <table:table-cell table:formula="of:=[.A8]-[.B8]" office:value-type="float" office:value="37">
            <text:p>37</text:p>
          </table:table-cell>
          <table:table-cell table:formula="of:=IF([.C8]&gt;=0;LOG10(1+5*([.C8])/(50))*100+50;-LOG10(1+5*(-[.C8])/(50))*100+50)" office:value-type="float" office:value="117.209785793572">
            <text:p>117,21</text:p>
          </table:table-cell>
          <table:table-cell table:formula="of:=MIN([.C8]/[.B8];0.5) * 100 + 50" office:value-type="float" office:value="100">
            <text:p>100</text:p>
          </table:table-cell>
          <table:table-cell table:formula="of:=([.D8]+[.E8])/2" office:value-type="float" office:value="108.604892896786">
            <text:p>108,6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8]+2" office:value-type="float" office:value="15">
            <text:p>15</text:p>
          </table:table-cell>
          <table:table-cell table:formula="of:=[.A9]-[.B9]" office:value-type="float" office:value="35">
            <text:p>35</text:p>
          </table:table-cell>
          <table:table-cell table:formula="of:=IF([.C9]&gt;=0;LOG10(1+5*([.C9])/(50))*100+50;-LOG10(1+5*(-[.C9])/(50))*100+50)" office:value-type="float" office:value="115.321251377534">
            <text:p>115,32</text:p>
          </table:table-cell>
          <table:table-cell table:formula="of:=MIN([.C9]/[.B9];0.5) * 100 + 50" office:value-type="float" office:value="100">
            <text:p>100</text:p>
          </table:table-cell>
          <table:table-cell table:formula="of:=([.D9]+[.E9])/2" office:value-type="float" office:value="107.660625688767">
            <text:p>107,66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9]+2" office:value-type="float" office:value="17">
            <text:p>17</text:p>
          </table:table-cell>
          <table:table-cell table:formula="of:=[.A10]-[.B10]" office:value-type="float" office:value="33">
            <text:p>33</text:p>
          </table:table-cell>
          <table:table-cell table:formula="of:=IF([.C10]&gt;=0;LOG10(1+5*([.C10])/(50))*100+50;-LOG10(1+5*(-[.C10])/(50))*100+50)" office:value-type="float" office:value="113.346845557959">
            <text:p>113,35</text:p>
          </table:table-cell>
          <table:table-cell table:formula="of:=MIN([.C10]/[.B10];0.5) * 100 + 50" office:value-type="float" office:value="100">
            <text:p>100</text:p>
          </table:table-cell>
          <table:table-cell table:formula="of:=([.D10]+[.E10])/2" office:value-type="float" office:value="106.673422778979">
            <text:p>106,6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10]+2" office:value-type="float" office:value="19">
            <text:p>19</text:p>
          </table:table-cell>
          <table:table-cell table:formula="of:=[.A11]-[.B11]" office:value-type="float" office:value="31">
            <text:p>31</text:p>
          </table:table-cell>
          <table:table-cell table:formula="of:=IF([.C11]&gt;=0;LOG10(1+5*([.C11])/(50))*100+50;-LOG10(1+5*(-[.C11])/(50))*100+50)" office:value-type="float" office:value="111.278385671974">
            <text:p>111,28</text:p>
          </table:table-cell>
          <table:table-cell table:formula="of:=MIN([.C11]/[.B11];0.5) * 100 + 50" office:value-type="float" office:value="100">
            <text:p>100</text:p>
          </table:table-cell>
          <table:table-cell table:formula="of:=([.D11]+[.E11])/2" office:value-type="float" office:value="105.639192835987">
            <text:p>105,64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11]+2" office:value-type="float" office:value="21">
            <text:p>21</text:p>
          </table:table-cell>
          <table:table-cell table:formula="of:=[.A12]-[.B12]" office:value-type="float" office:value="29">
            <text:p>29</text:p>
          </table:table-cell>
          <table:table-cell table:formula="of:=IF([.C12]&gt;=0;LOG10(1+5*([.C12])/(50))*100+50;-LOG10(1+5*(-[.C12])/(50))*100+50)" office:value-type="float" office:value="109.10646070265">
            <text:p>109,11</text:p>
          </table:table-cell>
          <table:table-cell table:formula="of:=MIN([.C12]/[.B12];0.5) * 100 + 50" office:value-type="float" office:value="100">
            <text:p>100</text:p>
          </table:table-cell>
          <table:table-cell table:formula="of:=([.D12]+[.E12])/2" office:value-type="float" office:value="104.553230351325">
            <text:p>104,5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12]+2" office:value-type="float" office:value="23">
            <text:p>23</text:p>
          </table:table-cell>
          <table:table-cell table:formula="of:=[.A13]-[.B13]" office:value-type="float" office:value="27">
            <text:p>27</text:p>
          </table:table-cell>
          <table:table-cell table:formula="of:=IF([.C13]&gt;=0;LOG10(1+5*([.C13])/(50))*100+50;-LOG10(1+5*(-[.C13])/(50))*100+50)" office:value-type="float" office:value="106.8201724067">
            <text:p>106,82</text:p>
          </table:table-cell>
          <table:table-cell table:formula="of:=MIN([.C13]/[.B13];0.5) * 100 + 50" office:value-type="float" office:value="100">
            <text:p>100</text:p>
          </table:table-cell>
          <table:table-cell table:formula="of:=([.D13]+[.E13])/2" office:value-type="float" office:value="103.41008620335">
            <text:p>103,4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13]+2" office:value-type="float" office:value="25">
            <text:p>25</text:p>
          </table:table-cell>
          <table:table-cell table:formula="of:=[.A14]-[.B14]" office:value-type="float" office:value="25">
            <text:p>25</text:p>
          </table:table-cell>
          <table:table-cell table:formula="of:=IF([.C14]&gt;=0;LOG10(1+5*([.C14])/(50))*100+50;-LOG10(1+5*(-[.C14])/(50))*100+50)" office:value-type="float" office:value="104.406804435028">
            <text:p>104,41</text:p>
          </table:table-cell>
          <table:table-cell table:formula="of:=MIN([.C14]/[.B14];0.5) * 100 + 50" office:value-type="float" office:value="100">
            <text:p>100</text:p>
          </table:table-cell>
          <table:table-cell table:formula="of:=([.D14]+[.E14])/2" office:value-type="float" office:value="102.203402217514">
            <text:p>102,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14]+2" office:value-type="float" office:value="27">
            <text:p>27</text:p>
          </table:table-cell>
          <table:table-cell table:formula="of:=[.A15]-[.B15]" office:value-type="float" office:value="23">
            <text:p>23</text:p>
          </table:table-cell>
          <table:table-cell table:formula="of:=IF([.C15]&gt;=0;LOG10(1+5*([.C15])/(50))*100+50;-LOG10(1+5*(-[.C15])/(50))*100+50)" office:value-type="float" office:value="101.851393987789">
            <text:p>101,85</text:p>
          </table:table-cell>
          <table:table-cell table:formula="of:=MIN([.C15]/[.B15];0.5) * 100 + 50" office:value-type="float" office:value="100">
            <text:p>100</text:p>
          </table:table-cell>
          <table:table-cell table:formula="of:=([.D15]+[.E15])/2" office:value-type="float" office:value="100.925696993894">
            <text:p>100,93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15]+2" office:value-type="float" office:value="29">
            <text:p>29</text:p>
          </table:table-cell>
          <table:table-cell table:formula="of:=[.A16]-[.B16]" office:value-type="float" office:value="21">
            <text:p>21</text:p>
          </table:table-cell>
          <table:table-cell table:formula="of:=IF([.C16]&gt;=0;LOG10(1+5*([.C16])/(50))*100+50;-LOG10(1+5*(-[.C16])/(50))*100+50)" office:value-type="float" office:value="99.1361693834273">
            <text:p>99,14</text:p>
          </table:table-cell>
          <table:table-cell table:formula="of:=MIN([.C16]/[.B16];0.5) * 100 + 50" office:value-type="float" office:value="100">
            <text:p>100</text:p>
          </table:table-cell>
          <table:table-cell table:formula="of:=([.D16]+[.E16])/2" office:value-type="float" office:value="99.5680846917136">
            <text:p>99,5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16]+2" office:value-type="float" office:value="31">
            <text:p>31</text:p>
          </table:table-cell>
          <table:table-cell table:formula="of:=[.A17]-[.B17]" office:value-type="float" office:value="19">
            <text:p>19</text:p>
          </table:table-cell>
          <table:table-cell table:formula="of:=IF([.C17]&gt;=0;LOG10(1+5*([.C17])/(50))*100+50;-LOG10(1+5*(-[.C17])/(50))*100+50)" office:value-type="float" office:value="96.2397997898956">
            <text:p>96,24</text:p>
          </table:table-cell>
          <table:table-cell table:formula="of:=MIN([.C17]/[.B17];0.5) * 100 + 50" office:value-type="float" office:value="100">
            <text:p>100</text:p>
          </table:table-cell>
          <table:table-cell table:formula="of:=([.D17]+[.E17])/2" office:value-type="float" office:value="98.1198998949478">
            <text:p>98,1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17]+2" office:value-type="float" office:value="33">
            <text:p>33</text:p>
          </table:table-cell>
          <table:table-cell table:formula="of:=[.A18]-[.B18]" office:value-type="float" office:value="17">
            <text:p>17</text:p>
          </table:table-cell>
          <table:table-cell table:formula="of:=IF([.C18]&gt;=0;LOG10(1+5*([.C18])/(50))*100+50;-LOG10(1+5*(-[.C18])/(50))*100+50)" office:value-type="float" office:value="93.1363764158987">
            <text:p>93,14</text:p>
          </table:table-cell>
          <table:table-cell table:formula="of:=MIN([.C18]/[.B18];0.5) * 100 + 50" office:value-type="float" office:value="100">
            <text:p>100</text:p>
          </table:table-cell>
          <table:table-cell table:formula="of:=([.D18]+[.E18])/2" office:value-type="float" office:value="96.5681882079494">
            <text:p>96,5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18]+2" office:value-type="float" office:value="35">
            <text:p>35</text:p>
          </table:table-cell>
          <table:table-cell table:formula="of:=[.A19]-[.B19]" office:value-type="float" office:value="15">
            <text:p>15</text:p>
          </table:table-cell>
          <table:table-cell table:formula="of:=IF([.C19]&gt;=0;LOG10(1+5*([.C19])/(50))*100+50;-LOG10(1+5*(-[.C19])/(50))*100+50)" office:value-type="float" office:value="89.7940008672038">
            <text:p>89,79</text:p>
          </table:table-cell>
          <table:table-cell table:formula="of:=MIN([.C19]/[.B19];0.5) * 100 + 50" office:value-type="float" office:value="92.8571428571429">
            <text:p>92,86</text:p>
          </table:table-cell>
          <table:table-cell table:formula="of:=([.D19]+[.E19])/2" office:value-type="float" office:value="91.3255718621733">
            <text:p>91,33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19]+2" office:value-type="float" office:value="37">
            <text:p>37</text:p>
          </table:table-cell>
          <table:table-cell table:formula="of:=[.A20]-[.B20]" office:value-type="float" office:value="13">
            <text:p>13</text:p>
          </table:table-cell>
          <table:table-cell table:formula="of:=IF([.C20]&gt;=0;LOG10(1+5*([.C20])/(50))*100+50;-LOG10(1+5*(-[.C20])/(50))*100+50)" office:value-type="float" office:value="86.1727836017593">
            <text:p>86,17</text:p>
          </table:table-cell>
          <table:table-cell table:formula="of:=MIN([.C20]/[.B20];0.5) * 100 + 50" office:value-type="float" office:value="85.1351351351351">
            <text:p>85,14</text:p>
          </table:table-cell>
          <table:table-cell table:formula="of:=([.D20]+[.E20])/2" office:value-type="float" office:value="85.6539593684472">
            <text:p>85,6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20]+2" office:value-type="float" office:value="39">
            <text:p>39</text:p>
          </table:table-cell>
          <table:table-cell table:formula="of:=[.A21]-[.B21]" office:value-type="float" office:value="11">
            <text:p>11</text:p>
          </table:table-cell>
          <table:table-cell table:formula="of:=IF([.C21]&gt;=0;LOG10(1+5*([.C21])/(50))*100+50;-LOG10(1+5*(-[.C21])/(50))*100+50)" office:value-type="float" office:value="82.2219294733919">
            <text:p>82,22</text:p>
          </table:table-cell>
          <table:table-cell table:formula="of:=MIN([.C21]/[.B21];0.5) * 100 + 50" office:value-type="float" office:value="78.2051282051282">
            <text:p>78,21</text:p>
          </table:table-cell>
          <table:table-cell table:formula="of:=([.D21]+[.E21])/2" office:value-type="float" office:value="80.2135288392601">
            <text:p>80,2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21]+2" office:value-type="float" office:value="41">
            <text:p>41</text:p>
          </table:table-cell>
          <table:table-cell table:formula="of:=[.A22]-[.B22]" office:value-type="float" office:value="9">
            <text:p>9</text:p>
          </table:table-cell>
          <table:table-cell table:formula="of:=IF([.C22]&gt;=0;LOG10(1+5*([.C22])/(50))*100+50;-LOG10(1+5*(-[.C22])/(50))*100+50)" office:value-type="float" office:value="77.8753600952829">
            <text:p>77,88</text:p>
          </table:table-cell>
          <table:table-cell table:formula="of:=MIN([.C22]/[.B22];0.5) * 100 + 50" office:value-type="float" office:value="71.9512195121951">
            <text:p>71,95</text:p>
          </table:table-cell>
          <table:table-cell table:formula="of:=([.D22]+[.E22])/2" office:value-type="float" office:value="74.913289803739">
            <text:p>74,9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22]+2" office:value-type="float" office:value="43">
            <text:p>43</text:p>
          </table:table-cell>
          <table:table-cell table:formula="of:=[.A23]-[.B23]" office:value-type="float" office:value="7">
            <text:p>7</text:p>
          </table:table-cell>
          <table:table-cell table:formula="of:=IF([.C23]&gt;=0;LOG10(1+5*([.C23])/(50))*100+50;-LOG10(1+5*(-[.C23])/(50))*100+50)" office:value-type="float" office:value="73.0448921378274">
            <text:p>73,04</text:p>
          </table:table-cell>
          <table:table-cell table:formula="of:=MIN([.C23]/[.B23];0.5) * 100 + 50" office:value-type="float" office:value="66.2790697674419">
            <text:p>66,28</text:p>
          </table:table-cell>
          <table:table-cell table:formula="of:=([.D23]+[.E23])/2" office:value-type="float" office:value="69.6619809526346">
            <text:p>69,66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23]+2" office:value-type="float" office:value="45">
            <text:p>45</text:p>
          </table:table-cell>
          <table:table-cell table:formula="of:=[.A24]-[.B24]" office:value-type="float" office:value="5">
            <text:p>5</text:p>
          </table:table-cell>
          <table:table-cell table:formula="of:=IF([.C24]&gt;=0;LOG10(1+5*([.C24])/(50))*100+50;-LOG10(1+5*(-[.C24])/(50))*100+50)" office:value-type="float" office:value="67.6091259055681">
            <text:p>67,61</text:p>
          </table:table-cell>
          <table:table-cell table:formula="of:=MIN([.C24]/[.B24];0.5) * 100 + 50" office:value-type="float" office:value="61.1111111111111">
            <text:p>61,11</text:p>
          </table:table-cell>
          <table:table-cell table:formula="of:=([.D24]+[.E24])/2" office:value-type="float" office:value="64.3601185083396">
            <text:p>64,36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24]+2" office:value-type="float" office:value="47">
            <text:p>47</text:p>
          </table:table-cell>
          <table:table-cell table:formula="of:=[.A25]-[.B25]" office:value-type="float" office:value="3">
            <text:p>3</text:p>
          </table:table-cell>
          <table:table-cell table:formula="of:=IF([.C25]&gt;=0;LOG10(1+5*([.C25])/(50))*100+50;-LOG10(1+5*(-[.C25])/(50))*100+50)" office:value-type="float" office:value="61.3943352306837">
            <text:p>61,39</text:p>
          </table:table-cell>
          <table:table-cell table:formula="of:=MIN([.C25]/[.B25];0.5) * 100 + 50" office:value-type="float" office:value="56.3829787234043">
            <text:p>56,38</text:p>
          </table:table-cell>
          <table:table-cell table:formula="of:=([.D25]+[.E25])/2" office:value-type="float" office:value="58.888656977044">
            <text:p>58,8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25]+2" office:value-type="float" office:value="49">
            <text:p>49</text:p>
          </table:table-cell>
          <table:table-cell table:formula="of:=[.A26]-[.B26]" office:value-type="float" office:value="1">
            <text:p>1</text:p>
          </table:table-cell>
          <table:table-cell table:formula="of:=IF([.C26]&gt;=0;LOG10(1+5*([.C26])/(50))*100+50;-LOG10(1+5*(-[.C26])/(50))*100+50)" office:value-type="float" office:value="54.1392685158225">
            <text:p>54,14</text:p>
          </table:table-cell>
          <table:table-cell table:formula="of:=MIN([.C26]/[.B26];0.5) * 100 + 50" office:value-type="float" office:value="52.0408163265306">
            <text:p>52,04</text:p>
          </table:table-cell>
          <table:table-cell table:formula="of:=([.D26]+[.E26])/2" office:value-type="float" office:value="53.0900424211766">
            <text:p>53,0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26]+2" office:value-type="float" office:value="51">
            <text:p>51</text:p>
          </table:table-cell>
          <table:table-cell table:formula="of:=[.A27]-[.B27]" office:value-type="float" office:value="-1">
            <text:p>-1</text:p>
          </table:table-cell>
          <table:table-cell table:formula="of:=IF([.C27]&gt;=0;LOG10(1+5*([.C27])/(50))*100+50;-LOG10(1+5*(-[.C27])/(50))*100+50)" office:value-type="float" office:value="45.8607314841775">
            <text:p>45,86</text:p>
          </table:table-cell>
          <table:table-cell table:formula="of:=MIN([.C27]/[.B27];0.5) * 100 + 50" office:value-type="float" office:value="48.0392156862745">
            <text:p>48,04</text:p>
          </table:table-cell>
          <table:table-cell table:formula="of:=([.D27]+[.E27])/2" office:value-type="float" office:value="46.949973585226">
            <text:p>46,9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27]+2" office:value-type="float" office:value="53">
            <text:p>53</text:p>
          </table:table-cell>
          <table:table-cell table:formula="of:=[.A28]-[.B28]" office:value-type="float" office:value="-3">
            <text:p>-3</text:p>
          </table:table-cell>
          <table:table-cell table:formula="of:=IF([.C28]&gt;=0;LOG10(1+5*([.C28])/(50))*100+50;-LOG10(1+5*(-[.C28])/(50))*100+50)" office:value-type="float" office:value="38.6056647693163">
            <text:p>38,61</text:p>
          </table:table-cell>
          <table:table-cell table:formula="of:=MIN([.C28]/[.B28];0.5) * 100 + 50" office:value-type="float" office:value="44.3396226415094">
            <text:p>44,34</text:p>
          </table:table-cell>
          <table:table-cell table:formula="of:=([.D28]+[.E28])/2" office:value-type="float" office:value="41.4726437054129">
            <text:p>41,4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28]+2" office:value-type="float" office:value="55">
            <text:p>55</text:p>
          </table:table-cell>
          <table:table-cell table:formula="of:=[.A29]-[.B29]" office:value-type="float" office:value="-5">
            <text:p>-5</text:p>
          </table:table-cell>
          <table:table-cell table:formula="of:=IF([.C29]&gt;=0;LOG10(1+5*([.C29])/(50))*100+50;-LOG10(1+5*(-[.C29])/(50))*100+50)" office:value-type="float" office:value="32.3908740944319">
            <text:p>32,39</text:p>
          </table:table-cell>
          <table:table-cell table:formula="of:=MIN([.C29]/[.B29];0.5) * 100 + 50" office:value-type="float" office:value="40.9090909090909">
            <text:p>40,91</text:p>
          </table:table-cell>
          <table:table-cell table:formula="of:=([.D29]+[.E29])/2" office:value-type="float" office:value="36.6499825017614">
            <text:p>36,6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29]+2" office:value-type="float" office:value="57">
            <text:p>57</text:p>
          </table:table-cell>
          <table:table-cell table:formula="of:=[.A30]-[.B30]" office:value-type="float" office:value="-7">
            <text:p>-7</text:p>
          </table:table-cell>
          <table:table-cell table:formula="of:=IF([.C30]&gt;=0;LOG10(1+5*([.C30])/(50))*100+50;-LOG10(1+5*(-[.C30])/(50))*100+50)" office:value-type="float" office:value="26.9551078621726">
            <text:p>26,96</text:p>
          </table:table-cell>
          <table:table-cell table:formula="of:=MIN([.C30]/[.B30];0.5) * 100 + 50" office:value-type="float" office:value="37.719298245614">
            <text:p>37,72</text:p>
          </table:table-cell>
          <table:table-cell table:formula="of:=([.D30]+[.E30])/2" office:value-type="float" office:value="32.3372030538933">
            <text:p>32,34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30]+2" office:value-type="float" office:value="59">
            <text:p>59</text:p>
          </table:table-cell>
          <table:table-cell table:formula="of:=[.A31]-[.B31]" office:value-type="float" office:value="-9">
            <text:p>-9</text:p>
          </table:table-cell>
          <table:table-cell table:formula="of:=IF([.C31]&gt;=0;LOG10(1+5*([.C31])/(50))*100+50;-LOG10(1+5*(-[.C31])/(50))*100+50)" office:value-type="float" office:value="22.1246399047171">
            <text:p>22,12</text:p>
          </table:table-cell>
          <table:table-cell table:formula="of:=MIN([.C31]/[.B31];0.5) * 100 + 50" office:value-type="float" office:value="34.7457627118644">
            <text:p>34,75</text:p>
          </table:table-cell>
          <table:table-cell table:formula="of:=([.D31]+[.E31])/2" office:value-type="float" office:value="28.4352013082908">
            <text:p>28,44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31]+2" office:value-type="float" office:value="61">
            <text:p>61</text:p>
          </table:table-cell>
          <table:table-cell table:formula="of:=[.A32]-[.B32]" office:value-type="float" office:value="-11">
            <text:p>-11</text:p>
          </table:table-cell>
          <table:table-cell table:formula="of:=IF([.C32]&gt;=0;LOG10(1+5*([.C32])/(50))*100+50;-LOG10(1+5*(-[.C32])/(50))*100+50)" office:value-type="float" office:value="17.7780705266081">
            <text:p>17,78</text:p>
          </table:table-cell>
          <table:table-cell table:formula="of:=MIN([.C32]/[.B32];0.5) * 100 + 50" office:value-type="float" office:value="31.9672131147541">
            <text:p>31,97</text:p>
          </table:table-cell>
          <table:table-cell table:formula="of:=([.D32]+[.E32])/2" office:value-type="float" office:value="24.8726418206811">
            <text:p>24,8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32]+2" office:value-type="float" office:value="63">
            <text:p>63</text:p>
          </table:table-cell>
          <table:table-cell table:formula="of:=[.A33]-[.B33]" office:value-type="float" office:value="-13">
            <text:p>-13</text:p>
          </table:table-cell>
          <table:table-cell table:formula="of:=IF([.C33]&gt;=0;LOG10(1+5*([.C33])/(50))*100+50;-LOG10(1+5*(-[.C33])/(50))*100+50)" office:value-type="float" office:value="13.8272163982407">
            <text:p>13,83</text:p>
          </table:table-cell>
          <table:table-cell table:formula="of:=MIN([.C33]/[.B33];0.5) * 100 + 50" office:value-type="float" office:value="29.3650793650794">
            <text:p>29,37</text:p>
          </table:table-cell>
          <table:table-cell table:formula="of:=([.D33]+[.E33])/2" office:value-type="float" office:value="21.59614788166">
            <text:p>21,6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33]+2" office:value-type="float" office:value="65">
            <text:p>65</text:p>
          </table:table-cell>
          <table:table-cell table:formula="of:=[.A34]-[.B34]" office:value-type="float" office:value="-15">
            <text:p>-15</text:p>
          </table:table-cell>
          <table:table-cell table:formula="of:=IF([.C34]&gt;=0;LOG10(1+5*([.C34])/(50))*100+50;-LOG10(1+5*(-[.C34])/(50))*100+50)" office:value-type="float" office:value="10.2059991327962">
            <text:p>10,21</text:p>
          </table:table-cell>
          <table:table-cell table:formula="of:=MIN([.C34]/[.B34];0.5) * 100 + 50" office:value-type="float" office:value="26.9230769230769">
            <text:p>26,92</text:p>
          </table:table-cell>
          <table:table-cell table:formula="of:=([.D34]+[.E34])/2" office:value-type="float" office:value="18.5645380279366">
            <text:p>18,56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34]+2" office:value-type="float" office:value="67">
            <text:p>67</text:p>
          </table:table-cell>
          <table:table-cell table:formula="of:=[.A35]-[.B35]" office:value-type="float" office:value="-17">
            <text:p>-17</text:p>
          </table:table-cell>
          <table:table-cell table:formula="of:=IF([.C35]&gt;=0;LOG10(1+5*([.C35])/(50))*100+50;-LOG10(1+5*(-[.C35])/(50))*100+50)" office:value-type="float" office:value="6.86362358410126">
            <text:p>6,86</text:p>
          </table:table-cell>
          <table:table-cell table:formula="of:=MIN([.C35]/[.B35];0.5) * 100 + 50" office:value-type="float" office:value="24.6268656716418">
            <text:p>24,63</text:p>
          </table:table-cell>
          <table:table-cell table:formula="of:=([.D35]+[.E35])/2" office:value-type="float" office:value="15.7452446278715">
            <text:p>15,7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35]+2" office:value-type="float" office:value="69">
            <text:p>69</text:p>
          </table:table-cell>
          <table:table-cell table:formula="of:=[.A36]-[.B36]" office:value-type="float" office:value="-19">
            <text:p>-19</text:p>
          </table:table-cell>
          <table:table-cell table:formula="of:=IF([.C36]&gt;=0;LOG10(1+5*([.C36])/(50))*100+50;-LOG10(1+5*(-[.C36])/(50))*100+50)" office:value-type="float" office:value="3.76020021010439">
            <text:p>3,76</text:p>
          </table:table-cell>
          <table:table-cell table:formula="of:=MIN([.C36]/[.B36];0.5) * 100 + 50" office:value-type="float" office:value="22.463768115942">
            <text:p>22,46</text:p>
          </table:table-cell>
          <table:table-cell table:formula="of:=([.D36]+[.E36])/2" office:value-type="float" office:value="13.1119841630232">
            <text:p>13,1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36]+2" office:value-type="float" office:value="71">
            <text:p>71</text:p>
          </table:table-cell>
          <table:table-cell table:formula="of:=[.A37]-[.B37]" office:value-type="float" office:value="-21">
            <text:p>-21</text:p>
          </table:table-cell>
          <table:table-cell table:formula="of:=IF([.C37]&gt;=0;LOG10(1+5*([.C37])/(50))*100+50;-LOG10(1+5*(-[.C37])/(50))*100+50)" office:value-type="float" office:value="0.863830616572727">
            <text:p>0,86</text:p>
          </table:table-cell>
          <table:table-cell table:formula="of:=MIN([.C37]/[.B37];0.5) * 100 + 50" office:value-type="float" office:value="20.4225352112676">
            <text:p>20,42</text:p>
          </table:table-cell>
          <table:table-cell table:formula="of:=([.D37]+[.E37])/2" office:value-type="float" office:value="10.6431829139202">
            <text:p>10,64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37]+2" office:value-type="float" office:value="73">
            <text:p>73</text:p>
          </table:table-cell>
          <table:table-cell table:formula="of:=[.A38]-[.B38]" office:value-type="float" office:value="-23">
            <text:p>-23</text:p>
          </table:table-cell>
          <table:table-cell table:formula="of:=IF([.C38]&gt;=0;LOG10(1+5*([.C38])/(50))*100+50;-LOG10(1+5*(-[.C38])/(50))*100+50)" office:value-type="float" office:value="-1.85139398778874">
            <text:p>-1,85</text:p>
          </table:table-cell>
          <table:table-cell table:formula="of:=MIN([.C38]/[.B38];0.5) * 100 + 50" office:value-type="float" office:value="18.4931506849315">
            <text:p>18,49</text:p>
          </table:table-cell>
          <table:table-cell table:formula="of:=([.D38]+[.E38])/2" office:value-type="float" office:value="8.32087834857138">
            <text:p>8,3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38]+2" office:value-type="float" office:value="75">
            <text:p>75</text:p>
          </table:table-cell>
          <table:table-cell table:formula="of:=[.A39]-[.B39]" office:value-type="float" office:value="-25">
            <text:p>-25</text:p>
          </table:table-cell>
          <table:table-cell table:formula="of:=IF([.C39]&gt;=0;LOG10(1+5*([.C39])/(50))*100+50;-LOG10(1+5*(-[.C39])/(50))*100+50)" office:value-type="float" office:value="-4.40680443502757">
            <text:p>-4,41</text:p>
          </table:table-cell>
          <table:table-cell table:formula="of:=MIN([.C39]/[.B39];0.5) * 100 + 50" office:value-type="float" office:value="16.6666666666667">
            <text:p>16,67</text:p>
          </table:table-cell>
          <table:table-cell table:formula="of:=([.D39]+[.E39])/2" office:value-type="float" office:value="6.12993111581955">
            <text:p>6,13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39]+2" office:value-type="float" office:value="77">
            <text:p>77</text:p>
          </table:table-cell>
          <table:table-cell table:formula="of:=[.A40]-[.B40]" office:value-type="float" office:value="-27">
            <text:p>-27</text:p>
          </table:table-cell>
          <table:table-cell table:formula="of:=IF([.C40]&gt;=0;LOG10(1+5*([.C40])/(50))*100+50;-LOG10(1+5*(-[.C40])/(50))*100+50)" office:value-type="float" office:value="-6.8201724066995">
            <text:p>-6,82</text:p>
          </table:table-cell>
          <table:table-cell table:formula="of:=MIN([.C40]/[.B40];0.5) * 100 + 50" office:value-type="float" office:value="14.9350649350649">
            <text:p>14,94</text:p>
          </table:table-cell>
          <table:table-cell table:formula="of:=([.D40]+[.E40])/2" office:value-type="float" office:value="4.05744626418272">
            <text:p>4,06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40]+2" office:value-type="float" office:value="79">
            <text:p>79</text:p>
          </table:table-cell>
          <table:table-cell table:formula="of:=[.A41]-[.B41]" office:value-type="float" office:value="-29">
            <text:p>-29</text:p>
          </table:table-cell>
          <table:table-cell table:formula="of:=IF([.C41]&gt;=0;LOG10(1+5*([.C41])/(50))*100+50;-LOG10(1+5*(-[.C41])/(50))*100+50)" office:value-type="float" office:value="-9.10646070264992">
            <text:p>-9,11</text:p>
          </table:table-cell>
          <table:table-cell table:formula="of:=MIN([.C41]/[.B41];0.5) * 100 + 50" office:value-type="float" office:value="13.2911392405063">
            <text:p>13,29</text:p>
          </table:table-cell>
          <table:table-cell table:formula="of:=([.D41]+[.E41])/2" office:value-type="float" office:value="2.0923392689282">
            <text:p>2,0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41]+2" office:value-type="float" office:value="81">
            <text:p>81</text:p>
          </table:table-cell>
          <table:table-cell table:formula="of:=[.A42]-[.B42]" office:value-type="float" office:value="-31">
            <text:p>-31</text:p>
          </table:table-cell>
          <table:table-cell table:formula="of:=IF([.C42]&gt;=0;LOG10(1+5*([.C42])/(50))*100+50;-LOG10(1+5*(-[.C42])/(50))*100+50)" office:value-type="float" office:value="-11.2783856719735">
            <text:p>-11,28</text:p>
          </table:table-cell>
          <table:table-cell table:formula="of:=MIN([.C42]/[.B42];0.5) * 100 + 50" office:value-type="float" office:value="11.7283950617284">
            <text:p>11,73</text:p>
          </table:table-cell>
          <table:table-cell table:formula="of:=([.D42]+[.E42])/2" office:value-type="float" office:value="0.225004694877427">
            <text:p>0,23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42]+2" office:value-type="float" office:value="83">
            <text:p>83</text:p>
          </table:table-cell>
          <table:table-cell table:formula="of:=[.A43]-[.B43]" office:value-type="float" office:value="-33">
            <text:p>-33</text:p>
          </table:table-cell>
          <table:table-cell table:formula="of:=IF([.C43]&gt;=0;LOG10(1+5*([.C43])/(50))*100+50;-LOG10(1+5*(-[.C43])/(50))*100+50)" office:value-type="float" office:value="-13.3468455579587">
            <text:p>-13,35</text:p>
          </table:table-cell>
          <table:table-cell table:formula="of:=MIN([.C43]/[.B43];0.5) * 100 + 50" office:value-type="float" office:value="10.2409638554217">
            <text:p>10,24</text:p>
          </table:table-cell>
          <table:table-cell table:formula="of:=([.D43]+[.E43])/2" office:value-type="float" office:value="-1.55294085126848">
            <text:p>-1,5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43]+2" office:value-type="float" office:value="85">
            <text:p>85</text:p>
          </table:table-cell>
          <table:table-cell table:formula="of:=[.A44]-[.B44]" office:value-type="float" office:value="-35">
            <text:p>-35</text:p>
          </table:table-cell>
          <table:table-cell table:formula="of:=IF([.C44]&gt;=0;LOG10(1+5*([.C44])/(50))*100+50;-LOG10(1+5*(-[.C44])/(50))*100+50)" office:value-type="float" office:value="-15.3212513775344">
            <text:p>-15,32</text:p>
          </table:table-cell>
          <table:table-cell table:formula="of:=MIN([.C44]/[.B44];0.5) * 100 + 50" office:value-type="float" office:value="8.82352941176471">
            <text:p>8,82</text:p>
          </table:table-cell>
          <table:table-cell table:formula="of:=([.D44]+[.E44])/2" office:value-type="float" office:value="-3.24886098288483">
            <text:p>-3,2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44]+2" office:value-type="float" office:value="87">
            <text:p>87</text:p>
          </table:table-cell>
          <table:table-cell table:formula="of:=[.A45]-[.B45]" office:value-type="float" office:value="-37">
            <text:p>-37</text:p>
          </table:table-cell>
          <table:table-cell table:formula="of:=IF([.C45]&gt;=0;LOG10(1+5*([.C45])/(50))*100+50;-LOG10(1+5*(-[.C45])/(50))*100+50)" office:value-type="float" office:value="-17.2097857935718">
            <text:p>-17,21</text:p>
          </table:table-cell>
          <table:table-cell table:formula="of:=MIN([.C45]/[.B45];0.5) * 100 + 50" office:value-type="float" office:value="7.4712643678161">
            <text:p>7,47</text:p>
          </table:table-cell>
          <table:table-cell table:formula="of:=([.D45]+[.E45])/2" office:value-type="float" office:value="-4.86926071287783">
            <text:p>-4,8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45]+2" office:value-type="float" office:value="89">
            <text:p>89</text:p>
          </table:table-cell>
          <table:table-cell table:formula="of:=[.A46]-[.B46]" office:value-type="float" office:value="-39">
            <text:p>-39</text:p>
          </table:table-cell>
          <table:table-cell table:formula="of:=IF([.C46]&gt;=0;LOG10(1+5*([.C46])/(50))*100+50;-LOG10(1+5*(-[.C46])/(50))*100+50)" office:value-type="float" office:value="-19.0196080028514">
            <text:p>-19,02</text:p>
          </table:table-cell>
          <table:table-cell table:formula="of:=MIN([.C46]/[.B46];0.5) * 100 + 50" office:value-type="float" office:value="6.17977528089887">
            <text:p>6,18</text:p>
          </table:table-cell>
          <table:table-cell table:formula="of:=([.D46]+[.E46])/2" office:value-type="float" office:value="-6.41991636097625">
            <text:p>-6,4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46]+2" office:value-type="float" office:value="91">
            <text:p>91</text:p>
          </table:table-cell>
          <table:table-cell table:formula="of:=[.A47]-[.B47]" office:value-type="float" office:value="-41">
            <text:p>-41</text:p>
          </table:table-cell>
          <table:table-cell table:formula="of:=IF([.C47]&gt;=0;LOG10(1+5*([.C47])/(50))*100+50;-LOG10(1+5*(-[.C47])/(50))*100+50)" office:value-type="float" office:value="-20.7570176097936">
            <text:p>-20,76</text:p>
          </table:table-cell>
          <table:table-cell table:formula="of:=MIN([.C47]/[.B47];0.5) * 100 + 50" office:value-type="float" office:value="4.94505494505494">
            <text:p>4,95</text:p>
          </table:table-cell>
          <table:table-cell table:formula="of:=([.D47]+[.E47])/2" office:value-type="float" office:value="-7.90598133236935">
            <text:p>-7,9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47]+2" office:value-type="float" office:value="93">
            <text:p>93</text:p>
          </table:table-cell>
          <table:table-cell table:formula="of:=[.A48]-[.B48]" office:value-type="float" office:value="-43">
            <text:p>-43</text:p>
          </table:table-cell>
          <table:table-cell table:formula="of:=IF([.C48]&gt;=0;LOG10(1+5*([.C48])/(50))*100+50;-LOG10(1+5*(-[.C48])/(50))*100+50)" office:value-type="float" office:value="-22.4275869600789">
            <text:p>-22,43</text:p>
          </table:table-cell>
          <table:table-cell table:formula="of:=MIN([.C48]/[.B48];0.5) * 100 + 50" office:value-type="float" office:value="3.76344086021506">
            <text:p>3,76</text:p>
          </table:table-cell>
          <table:table-cell table:formula="of:=([.D48]+[.E48])/2" office:value-type="float" office:value="-9.33207304993192">
            <text:p>-9,33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48]+2" office:value-type="float" office:value="95">
            <text:p>95</text:p>
          </table:table-cell>
          <table:table-cell table:formula="of:=[.A49]-[.B49]" office:value-type="float" office:value="-45">
            <text:p>-45</text:p>
          </table:table-cell>
          <table:table-cell table:formula="of:=IF([.C49]&gt;=0;LOG10(1+5*([.C49])/(50))*100+50;-LOG10(1+5*(-[.C49])/(50))*100+50)" office:value-type="float" office:value="-24.0362689494244">
            <text:p>-24,04</text:p>
          </table:table-cell>
          <table:table-cell table:formula="of:=MIN([.C49]/[.B49];0.5) * 100 + 50" office:value-type="float" office:value="2.63157894736842">
            <text:p>2,63</text:p>
          </table:table-cell>
          <table:table-cell table:formula="of:=([.D49]+[.E49])/2" office:value-type="float" office:value="-10.702345001028">
            <text:p>-10,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49]+2" office:value-type="float" office:value="97">
            <text:p>97</text:p>
          </table:table-cell>
          <table:table-cell table:formula="of:=[.A50]-[.B50]" office:value-type="float" office:value="-47">
            <text:p>-47</text:p>
          </table:table-cell>
          <table:table-cell table:formula="of:=IF([.C50]&gt;=0;LOG10(1+5*([.C50])/(50))*100+50;-LOG10(1+5*(-[.C50])/(50))*100+50)" office:value-type="float" office:value="-25.5874855672491">
            <text:p>-25,59</text:p>
          </table:table-cell>
          <table:table-cell table:formula="of:=MIN([.C50]/[.B50];0.5) * 100 + 50" office:value-type="float" office:value="1.54639175257732">
            <text:p>1,55</text:p>
          </table:table-cell>
          <table:table-cell table:formula="of:=([.D50]+[.E50])/2" office:value-type="float" office:value="-12.0205469073359">
            <text:p>-12,0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50]+2" office:value-type="float" office:value="99">
            <text:p>99</text:p>
          </table:table-cell>
          <table:table-cell table:formula="of:=[.A51]-[.B51]" office:value-type="float" office:value="-49">
            <text:p>-49</text:p>
          </table:table-cell>
          <table:table-cell table:formula="of:=IF([.C51]&gt;=0;LOG10(1+5*([.C51])/(50))*100+50;-LOG10(1+5*(-[.C51])/(50))*100+50)" office:value-type="float" office:value="-27.0852011642144">
            <text:p>-27,09</text:p>
          </table:table-cell>
          <table:table-cell table:formula="of:=MIN([.C51]/[.B51];0.5) * 100 + 50" office:value-type="float" office:value="0.505050505050505">
            <text:p>0,51</text:p>
          </table:table-cell>
          <table:table-cell table:formula="of:=([.D51]+[.E51])/2" office:value-type="float" office:value="-13.290075329582">
            <text:p>-13,29</text:p>
          </table:table-cell>
          <table:table-cell/>
        </table:table-row>
      </table:table>
      <table:table table:name="Atk Def" table:style-name="ta1" table:print="false">
        <table:table-column table:style-name="co7" table:number-columns-repeated="9" table:default-cell-style-name="Default"/>
        <table:table-row table:style-name="ro1">
          <table:table-cell office:value-type="string">
            <text:p>Level</text:p>
          </table:table-cell>
          <table:table-cell office:value-type="string">
            <text:p>Avg Atk</text:p>
          </table:table-cell>
          <table:table-cell office:value-type="string">
            <text:p>Avg Def</text:p>
          </table:table-cell>
          <table:table-cell office:value-type="string">
            <text:p>Hit%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formula="of:=LOG10(1+5*([.B2]-[.C2])/([.B2]))*100+50" office:value-type="float" office:value="50">
            <text:p>50</text:p>
          </table:table-cell>
          <table:table-cell table:number-columns-repeated="3"/>
          <table:table-cell office:value-type="string">
            <text:p>1str = 0.5atk</text:p>
          </table:table-cell>
          <table:table-cell office:value-type="string">
            <text:p>1dex = 0.5atk</text:p>
          </table:table-cell>
        </table:table-row>
        <table:table-row table:style-name="ro1">
          <table:table-cell table:formula="of:=[.A2]+1" office:value-type="float" office:value="2">
            <text:p>2</text:p>
          </table:table-cell>
          <table:table-cell table:formula="of:=[.B2]+2" office:value-type="float" office:value="7">
            <text:p>7</text:p>
          </table:table-cell>
          <table:table-cell table:formula="of:=[.C2]+1.6" office:value-type="float" office:value="6.6">
            <text:p>6,6</text:p>
          </table:table-cell>
          <table:table-cell table:formula="of:=LOG10(1+5*([.B3]-[.C3])/([.B3]))*100+50" office:value-type="float" office:value="60.9144469425068">
            <text:p>60,91</text:p>
          </table:table-cell>
          <table:table-cell table:number-columns-repeated="3"/>
          <table:table-cell office:value-type="string">
            <text:p>1dex = 1def</text:p>
          </table:table-cell>
          <table:table-cell/>
        </table:table-row>
        <table:table-row table:style-name="ro1">
          <table:table-cell table:formula="of:=[.A3]+1" office:value-type="float" office:value="3">
            <text:p>3</text:p>
          </table:table-cell>
          <table:table-cell table:formula="of:=[.B3]+2" office:value-type="float" office:value="9">
            <text:p>9</text:p>
          </table:table-cell>
          <table:table-cell table:formula="of:=[.C3]+1.6" office:value-type="float" office:value="8.2">
            <text:p>8,2</text:p>
          </table:table-cell>
          <table:table-cell table:formula="of:=LOG10(1+5*([.B4]-[.C4])/([.B4]))*100+50" office:value-type="float" office:value="65.9700842867512">
            <text:p>65,97</text:p>
          </table:table-cell>
          <table:table-cell table:number-columns-repeated="5"/>
        </table:table-row>
        <table:table-row table:style-name="ro1">
          <table:table-cell table:formula="of:=[.A4]+1" office:value-type="float" office:value="4">
            <text:p>4</text:p>
          </table:table-cell>
          <table:table-cell table:formula="of:=[.B4]+2" office:value-type="float" office:value="11">
            <text:p>11</text:p>
          </table:table-cell>
          <table:table-cell table:formula="of:=[.C4]+1.6" office:value-type="float" office:value="9.8">
            <text:p>9,8</text:p>
          </table:table-cell>
          <table:table-cell table:formula="of:=LOG10(1+5*([.B5]-[.C5])/([.B5]))*100+50" office:value-type="float" office:value="68.9056236220049">
            <text:p>68,91</text:p>
          </table:table-cell>
          <table:table-cell table:number-columns-repeated="5"/>
        </table:table-row>
        <table:table-row table:style-name="ro1">
          <table:table-cell table:formula="of:=[.A5]+1" office:value-type="float" office:value="5">
            <text:p>5</text:p>
          </table:table-cell>
          <table:table-cell table:formula="of:=[.B5]+2" office:value-type="float" office:value="13">
            <text:p>13</text:p>
          </table:table-cell>
          <table:table-cell table:formula="of:=[.C5]+1.6" office:value-type="float" office:value="11.4">
            <text:p>11,4</text:p>
          </table:table-cell>
          <table:table-cell table:formula="of:=LOG10(1+5*([.B6]-[.C6])/([.B6]))*100+50" office:value-type="float" office:value="70.8275942427083">
            <text:p>70,83</text:p>
          </table:table-cell>
          <table:table-cell table:number-columns-repeated="5"/>
        </table:table-row>
        <table:table-row table:style-name="ro1">
          <table:table-cell table:formula="of:=[.A6]+1" office:value-type="float" office:value="6">
            <text:p>6</text:p>
          </table:table-cell>
          <table:table-cell table:formula="of:=[.B6]+2" office:value-type="float" office:value="15">
            <text:p>15</text:p>
          </table:table-cell>
          <table:table-cell table:formula="of:=[.C6]+1.6" office:value-type="float" office:value="13">
            <text:p>13</text:p>
          </table:table-cell>
          <table:table-cell table:formula="of:=LOG10(1+5*([.B7]-[.C7])/([.B7]))*100+50" office:value-type="float" office:value="72.1848749616357">
            <text:p>72,18</text:p>
          </table:table-cell>
          <table:table-cell table:number-columns-repeated="5"/>
        </table:table-row>
        <table:table-row table:style-name="ro1">
          <table:table-cell table:formula="of:=[.A7]+1" office:value-type="float" office:value="7">
            <text:p>7</text:p>
          </table:table-cell>
          <table:table-cell table:formula="of:=[.B7]+2" office:value-type="float" office:value="17">
            <text:p>17</text:p>
          </table:table-cell>
          <table:table-cell table:formula="of:=[.C7]+1.6" office:value-type="float" office:value="14.6">
            <text:p>14,6</text:p>
          </table:table-cell>
          <table:table-cell table:formula="of:=LOG10(1+5*([.B8]-[.C8])/([.B8]))*100+50" office:value-type="float" office:value="73.1949076520682">
            <text:p>73,19</text:p>
          </table:table-cell>
          <table:table-cell table:number-columns-repeated="5"/>
        </table:table-row>
        <table:table-row table:style-name="ro1">
          <table:table-cell table:formula="of:=[.A8]+1" office:value-type="float" office:value="8">
            <text:p>8</text:p>
          </table:table-cell>
          <table:table-cell table:formula="of:=[.B8]+2" office:value-type="float" office:value="19">
            <text:p>19</text:p>
          </table:table-cell>
          <table:table-cell table:formula="of:=[.C8]+1.6" office:value-type="float" office:value="16.2">
            <text:p>16,2</text:p>
          </table:table-cell>
          <table:table-cell table:formula="of:=LOG10(1+5*([.B9]-[.C9])/([.B9]))*100+50" office:value-type="float" office:value="73.9760338925059">
            <text:p>73,98</text:p>
          </table:table-cell>
          <table:table-cell table:number-columns-repeated="5"/>
        </table:table-row>
        <table:table-row table:style-name="ro1">
          <table:table-cell table:formula="of:=[.A9]+1" office:value-type="float" office:value="9">
            <text:p>9</text:p>
          </table:table-cell>
          <table:table-cell table:formula="of:=[.B9]+2" office:value-type="float" office:value="21">
            <text:p>21</text:p>
          </table:table-cell>
          <table:table-cell table:formula="of:=[.C9]+1.6" office:value-type="float" office:value="17.8">
            <text:p>17,8</text:p>
          </table:table-cell>
          <table:table-cell table:formula="of:=LOG10(1+5*([.B10]-[.C10])/([.B10]))*100+50" office:value-type="float" office:value="74.5982429333076">
            <text:p>74,6</text:p>
          </table:table-cell>
          <table:table-cell table:number-columns-repeated="5"/>
        </table:table-row>
        <table:table-row table:style-name="ro1">
          <table:table-cell table:formula="of:=[.A10]+1" office:value-type="float" office:value="10">
            <text:p>10</text:p>
          </table:table-cell>
          <table:table-cell table:formula="of:=[.B10]+2" office:value-type="float" office:value="23">
            <text:p>23</text:p>
          </table:table-cell>
          <table:table-cell table:formula="of:=[.C10]+1.6" office:value-type="float" office:value="19.4">
            <text:p>19,4</text:p>
          </table:table-cell>
          <table:table-cell table:formula="of:=LOG10(1+5*([.B11]-[.C11])/([.B11]))*100+50" office:value-type="float" office:value="75.1056020702143">
            <text:p>75,11</text:p>
          </table:table-cell>
          <table:table-cell table:number-columns-repeated="5"/>
        </table:table-row>
        <table:table-row table:style-name="ro1">
          <table:table-cell table:formula="of:=[.A11]+1" office:value-type="float" office:value="11">
            <text:p>11</text:p>
          </table:table-cell>
          <table:table-cell table:formula="of:=[.B11]+2" office:value-type="float" office:value="25">
            <text:p>25</text:p>
          </table:table-cell>
          <table:table-cell table:formula="of:=[.C11]+1.6" office:value-type="float" office:value="21">
            <text:p>21</text:p>
          </table:table-cell>
          <table:table-cell table:formula="of:=LOG10(1+5*([.B12]-[.C12])/([.B12]))*100+50" office:value-type="float" office:value="75.5272505103306">
            <text:p>75,53</text:p>
          </table:table-cell>
          <table:table-cell table:number-columns-repeated="5"/>
        </table:table-row>
        <table:table-row table:style-name="ro1">
          <table:table-cell table:formula="of:=[.A12]+1" office:value-type="float" office:value="12">
            <text:p>12</text:p>
          </table:table-cell>
          <table:table-cell table:formula="of:=[.B12]+2" office:value-type="float" office:value="27">
            <text:p>27</text:p>
          </table:table-cell>
          <table:table-cell table:formula="of:=[.C12]+1.6" office:value-type="float" office:value="22.6">
            <text:p>22,6</text:p>
          </table:table-cell>
          <table:table-cell table:formula="of:=LOG10(1+5*([.B13]-[.C13])/([.B13]))*100+50" office:value-type="float" office:value="75.8832315869526">
            <text:p>75,88</text:p>
          </table:table-cell>
          <table:table-cell table:number-columns-repeated="5"/>
        </table:table-row>
        <table:table-row table:style-name="ro1">
          <table:table-cell table:formula="of:=[.A13]+1" office:value-type="float" office:value="13">
            <text:p>13</text:p>
          </table:table-cell>
          <table:table-cell table:formula="of:=[.B13]+2" office:value-type="float" office:value="29">
            <text:p>29</text:p>
          </table:table-cell>
          <table:table-cell table:formula="of:=[.C13]+1.6" office:value-type="float" office:value="24.2">
            <text:p>24,2</text:p>
          </table:table-cell>
          <table:table-cell table:formula="of:=LOG10(1+5*([.B14]-[.C14])/([.B14]))*100+50" office:value-type="float" office:value="76.1877871701833">
            <text:p>76,19</text:p>
          </table:table-cell>
          <table:table-cell table:number-columns-repeated="5"/>
        </table:table-row>
        <table:table-row table:style-name="ro1">
          <table:table-cell table:formula="of:=[.A14]+1" office:value-type="float" office:value="14">
            <text:p>14</text:p>
          </table:table-cell>
          <table:table-cell table:formula="of:=[.B14]+2" office:value-type="float" office:value="31">
            <text:p>31</text:p>
          </table:table-cell>
          <table:table-cell table:formula="of:=[.C14]+1.6" office:value-type="float" office:value="25.8">
            <text:p>25,8</text:p>
          </table:table-cell>
          <table:table-cell table:formula="of:=LOG10(1+5*([.B15]-[.C15])/([.B15]))*100+50" office:value-type="float" office:value="76.4513161838219">
            <text:p>76,45</text:p>
          </table:table-cell>
          <table:table-cell table:number-columns-repeated="5"/>
        </table:table-row>
        <table:table-row table:style-name="ro1">
          <table:table-cell table:formula="of:=[.A15]+1" office:value-type="float" office:value="15">
            <text:p>15</text:p>
          </table:table-cell>
          <table:table-cell table:formula="of:=[.B15]+2" office:value-type="float" office:value="33">
            <text:p>33</text:p>
          </table:table-cell>
          <table:table-cell table:formula="of:=[.C15]+1.6" office:value-type="float" office:value="27.4">
            <text:p>27,4</text:p>
          </table:table-cell>
          <table:table-cell table:formula="of:=LOG10(1+5*([.B16]-[.C16])/([.B16]))*100+50" office:value-type="float" office:value="76.6815895132879">
            <text:p>76,68</text:p>
          </table:table-cell>
          <table:table-cell table:number-columns-repeated="5"/>
        </table:table-row>
        <table:table-row table:style-name="ro1">
          <table:table-cell table:formula="of:=[.A16]+1" office:value-type="float" office:value="16">
            <text:p>16</text:p>
          </table:table-cell>
          <table:table-cell table:formula="of:=[.B16]+2" office:value-type="float" office:value="35">
            <text:p>35</text:p>
          </table:table-cell>
          <table:table-cell table:formula="of:=[.C16]+1.6" office:value-type="float" office:value="29">
            <text:p>29</text:p>
          </table:table-cell>
          <table:table-cell table:formula="of:=LOG10(1+5*([.B17]-[.C17])/([.B17]))*100+50" office:value-type="float" office:value="76.884531229258">
            <text:p>76,88</text:p>
          </table:table-cell>
          <table:table-cell table:number-columns-repeated="5"/>
        </table:table-row>
        <table:table-row table:style-name="ro1">
          <table:table-cell table:formula="of:=[.A17]+1" office:value-type="float" office:value="17">
            <text:p>17</text:p>
          </table:table-cell>
          <table:table-cell table:formula="of:=[.B17]+2" office:value-type="float" office:value="37">
            <text:p>37</text:p>
          </table:table-cell>
          <table:table-cell table:formula="of:=[.C17]+1.6" office:value-type="float" office:value="30.6">
            <text:p>30,6</text:p>
          </table:table-cell>
          <table:table-cell table:formula="of:=LOG10(1+5*([.B18]-[.C18])/([.B18]))*100+50" office:value-type="float" office:value="77.064736667026">
            <text:p>77,06</text:p>
          </table:table-cell>
          <table:table-cell table:number-columns-repeated="5"/>
        </table:table-row>
        <table:table-row table:style-name="ro1">
          <table:table-cell table:formula="of:=[.A18]+1" office:value-type="float" office:value="18">
            <text:p>18</text:p>
          </table:table-cell>
          <table:table-cell table:formula="of:=[.B18]+2" office:value-type="float" office:value="39">
            <text:p>39</text:p>
          </table:table-cell>
          <table:table-cell table:formula="of:=[.C18]+1.6" office:value-type="float" office:value="32.2">
            <text:p>32,2</text:p>
          </table:table-cell>
          <table:table-cell table:formula="of:=LOG10(1+5*([.B19]-[.C19])/([.B19]))*100+50" office:value-type="float" office:value="77.2258253093956">
            <text:p>77,23</text:p>
          </table:table-cell>
          <table:table-cell table:number-columns-repeated="5"/>
        </table:table-row>
        <table:table-row table:style-name="ro1">
          <table:table-cell table:formula="of:=[.A19]+1" office:value-type="float" office:value="19">
            <text:p>19</text:p>
          </table:table-cell>
          <table:table-cell table:formula="of:=[.B19]+2" office:value-type="float" office:value="41">
            <text:p>41</text:p>
          </table:table-cell>
          <table:table-cell table:formula="of:=[.C19]+1.6" office:value-type="float" office:value="33.8">
            <text:p>33,8</text:p>
          </table:table-cell>
          <table:table-cell table:formula="of:=LOG10(1+5*([.B20]-[.C20])/([.B20]))*100+50" office:value-type="float" office:value="77.3706868452746">
            <text:p>77,37</text:p>
          </table:table-cell>
          <table:table-cell table:number-columns-repeated="5"/>
        </table:table-row>
        <table:table-row table:style-name="ro1">
          <table:table-cell table:formula="of:=[.A20]+1" office:value-type="float" office:value="20">
            <text:p>20</text:p>
          </table:table-cell>
          <table:table-cell table:formula="of:=[.B20]+2" office:value-type="float" office:value="43">
            <text:p>43</text:p>
          </table:table-cell>
          <table:table-cell table:formula="of:=[.C20]+1.6" office:value-type="float" office:value="35.4">
            <text:p>35,4</text:p>
          </table:table-cell>
          <table:table-cell table:formula="of:=LOG10(1+5*([.B21]-[.C21])/([.B21]))*100+50" office:value-type="float" office:value="77.5016563299063">
            <text:p>77,5</text:p>
          </table:table-cell>
          <table:table-cell table:number-columns-repeated="5"/>
        </table:table-row>
        <table:table-row table:style-name="ro1">
          <table:table-cell table:formula="of:=[.A21]+1" office:value-type="float" office:value="21">
            <text:p>21</text:p>
          </table:table-cell>
          <table:table-cell table:formula="of:=[.B21]+2" office:value-type="float" office:value="45">
            <text:p>45</text:p>
          </table:table-cell>
          <table:table-cell table:formula="of:=[.C21]+1.6" office:value-type="float" office:value="37">
            <text:p>37</text:p>
          </table:table-cell>
          <table:table-cell table:formula="of:=LOG10(1+5*([.B22]-[.C22])/([.B22]))*100+50" office:value-type="float" office:value="77.6206411938949">
            <text:p>77,62</text:p>
          </table:table-cell>
          <table:table-cell table:number-columns-repeated="5"/>
        </table:table-row>
        <table:table-row table:style-name="ro1">
          <table:table-cell table:formula="of:=[.A22]+1" office:value-type="float" office:value="22">
            <text:p>22</text:p>
          </table:table-cell>
          <table:table-cell table:formula="of:=[.B22]+2" office:value-type="float" office:value="47">
            <text:p>47</text:p>
          </table:table-cell>
          <table:table-cell table:formula="of:=[.C22]+1.6" office:value-type="float" office:value="38.6">
            <text:p>38,6</text:p>
          </table:table-cell>
          <table:table-cell table:formula="of:=LOG10(1+5*([.B23]-[.C23])/([.B23]))*100+50" office:value-type="float" office:value="77.7292148709195">
            <text:p>77,73</text:p>
          </table:table-cell>
          <table:table-cell table:number-columns-repeated="5"/>
        </table:table-row>
        <table:table-row table:style-name="ro1">
          <table:table-cell table:formula="of:=[.A23]+1" office:value-type="float" office:value="23">
            <text:p>23</text:p>
          </table:table-cell>
          <table:table-cell table:formula="of:=[.B23]+2" office:value-type="float" office:value="49">
            <text:p>49</text:p>
          </table:table-cell>
          <table:table-cell table:formula="of:=[.C23]+1.6" office:value-type="float" office:value="40.2">
            <text:p>40,2</text:p>
          </table:table-cell>
          <table:table-cell table:formula="of:=LOG10(1+5*([.B24]-[.C24])/([.B24]))*100+50" office:value-type="float" office:value="77.8286868525421">
            <text:p>77,83</text:p>
          </table:table-cell>
          <table:table-cell table:number-columns-repeated="5"/>
        </table:table-row>
        <table:table-row table:style-name="ro1">
          <table:table-cell table:formula="of:=[.A24]+1" office:value-type="float" office:value="24">
            <text:p>24</text:p>
          </table:table-cell>
          <table:table-cell table:formula="of:=[.B24]+2" office:value-type="float" office:value="51">
            <text:p>51</text:p>
          </table:table-cell>
          <table:table-cell table:formula="of:=[.C24]+1.6" office:value-type="float" office:value="41.8">
            <text:p>41,8</text:p>
          </table:table-cell>
          <table:table-cell table:formula="of:=LOG10(1+5*([.B25]-[.C25])/([.B25]))*100+50" office:value-type="float" office:value="77.9201558168308">
            <text:p>77,92</text:p>
          </table:table-cell>
          <table:table-cell table:number-columns-repeated="5"/>
        </table:table-row>
        <table:table-row table:style-name="ro1">
          <table:table-cell table:formula="of:=[.A25]+1" office:value-type="float" office:value="25">
            <text:p>25</text:p>
          </table:table-cell>
          <table:table-cell table:formula="of:=[.B25]+2" office:value-type="float" office:value="53">
            <text:p>53</text:p>
          </table:table-cell>
          <table:table-cell table:formula="of:=[.C25]+1.6" office:value-type="float" office:value="43.4">
            <text:p>43,4</text:p>
          </table:table-cell>
          <table:table-cell table:formula="of:=LOG10(1+5*([.B26]-[.C26])/([.B26]))*100+50" office:value-type="float" office:value="78.0045504181853">
            <text:p>78</text:p>
          </table:table-cell>
          <table:table-cell table:number-columns-repeated="5"/>
        </table:table-row>
        <table:table-row table:style-name="ro1">
          <table:table-cell table:formula="of:=[.A26]+1" office:value-type="float" office:value="26">
            <text:p>26</text:p>
          </table:table-cell>
          <table:table-cell table:formula="of:=[.B26]+2" office:value-type="float" office:value="55">
            <text:p>55</text:p>
          </table:table-cell>
          <table:table-cell table:formula="of:=[.C26]+1.6" office:value-type="float" office:value="45">
            <text:p>45</text:p>
          </table:table-cell>
          <table:table-cell table:formula="of:=LOG10(1+5*([.B27]-[.C27])/([.B27]))*100+50" office:value-type="float" office:value="78.0826609575694">
            <text:p>78,08</text:p>
          </table:table-cell>
          <table:table-cell table:number-columns-repeated="5"/>
        </table:table-row>
        <table:table-row table:style-name="ro1">
          <table:table-cell table:formula="of:=[.A27]+1" office:value-type="float" office:value="27">
            <text:p>27</text:p>
          </table:table-cell>
          <table:table-cell table:formula="of:=[.B27]+2" office:value-type="float" office:value="57">
            <text:p>57</text:p>
          </table:table-cell>
          <table:table-cell table:formula="of:=[.C27]+1.6" office:value-type="float" office:value="46.6">
            <text:p>46,6</text:p>
          </table:table-cell>
          <table:table-cell table:formula="of:=LOG10(1+5*([.B28]-[.C28])/([.B28]))*100+50" office:value-type="float" office:value="78.1551642268132">
            <text:p>78,16</text:p>
          </table:table-cell>
          <table:table-cell table:number-columns-repeated="5"/>
        </table:table-row>
        <table:table-row table:style-name="ro1">
          <table:table-cell table:formula="of:=[.A28]+1" office:value-type="float" office:value="28">
            <text:p>28</text:p>
          </table:table-cell>
          <table:table-cell table:formula="of:=[.B28]+2" office:value-type="float" office:value="59">
            <text:p>59</text:p>
          </table:table-cell>
          <table:table-cell table:formula="of:=[.C28]+1.6" office:value-type="float" office:value="48.2">
            <text:p>48,2</text:p>
          </table:table-cell>
          <table:table-cell table:formula="of:=LOG10(1+5*([.B29]-[.C29])/([.B29]))*100+50" office:value-type="float" office:value="78.2226431841275">
            <text:p>78,22</text:p>
          </table:table-cell>
          <table:table-cell table:number-columns-repeated="5"/>
        </table:table-row>
        <table:table-row table:style-name="ro1">
          <table:table-cell table:formula="of:=[.A29]+1" office:value-type="float" office:value="29">
            <text:p>29</text:p>
          </table:table-cell>
          <table:table-cell table:formula="of:=[.B29]+2" office:value-type="float" office:value="61">
            <text:p>61</text:p>
          </table:table-cell>
          <table:table-cell table:formula="of:=[.C29]+1.6" office:value-type="float" office:value="49.8">
            <text:p>49,8</text:p>
          </table:table-cell>
          <table:table-cell table:formula="of:=LOG10(1+5*([.B30]-[.C30])/([.B30]))*100+50" office:value-type="float" office:value="78.2856026735394">
            <text:p>78,29</text:p>
          </table:table-cell>
          <table:table-cell table:number-columns-repeated="5"/>
        </table:table-row>
        <table:table-row table:style-name="ro1">
          <table:table-cell table:formula="of:=[.A30]+1" office:value-type="float" office:value="30">
            <text:p>30</text:p>
          </table:table-cell>
          <table:table-cell table:formula="of:=[.B30]+2" office:value-type="float" office:value="63">
            <text:p>63</text:p>
          </table:table-cell>
          <table:table-cell table:formula="of:=[.C30]+1.6" office:value-type="float" office:value="51.4">
            <text:p>51,4</text:p>
          </table:table-cell>
          <table:table-cell table:formula="of:=LOG10(1+5*([.B31]-[.C31])/([.B31]))*100+50" office:value-type="float" office:value="78.3444820862868">
            <text:p>78,34</text:p>
          </table:table-cell>
          <table:table-cell table:number-columns-repeated="5"/>
        </table:table-row>
        <table:table-row table:style-name="ro1">
          <table:table-cell table:formula="of:=[.A31]+1" office:value-type="float" office:value="31">
            <text:p>31</text:p>
          </table:table-cell>
          <table:table-cell table:formula="of:=[.B31]+2" office:value-type="float" office:value="65">
            <text:p>65</text:p>
          </table:table-cell>
          <table:table-cell table:formula="of:=[.C31]+1.6" office:value-type="float" office:value="53">
            <text:p>53</text:p>
          </table:table-cell>
          <table:table-cell table:formula="of:=LOG10(1+5*([.B32]-[.C32])/([.B32]))*100+50" office:value-type="float" office:value="78.39966563652">
            <text:p>78,4</text:p>
          </table:table-cell>
          <table:table-cell table:number-columns-repeated="5"/>
        </table:table-row>
        <table:table-row table:style-name="ro1">
          <table:table-cell table:formula="of:=[.A32]+1" office:value-type="float" office:value="32">
            <text:p>32</text:p>
          </table:table-cell>
          <table:table-cell table:formula="of:=[.B32]+2" office:value-type="float" office:value="67">
            <text:p>67</text:p>
          </table:table-cell>
          <table:table-cell table:formula="of:=[.C32]+1.6" office:value-type="float" office:value="54.6">
            <text:p>54,6</text:p>
          </table:table-cell>
          <table:table-cell table:formula="of:=LOG10(1+5*([.B33]-[.C33])/([.B33]))*100+50" office:value-type="float" office:value="78.4514907598422">
            <text:p>78,45</text:p>
          </table:table-cell>
          <table:table-cell table:number-columns-repeated="5"/>
        </table:table-row>
        <table:table-row table:style-name="ro1">
          <table:table-cell table:formula="of:=[.A33]+1" office:value-type="float" office:value="33">
            <text:p>33</text:p>
          </table:table-cell>
          <table:table-cell table:formula="of:=[.B33]+2" office:value-type="float" office:value="69">
            <text:p>69</text:p>
          </table:table-cell>
          <table:table-cell table:formula="of:=[.C33]+1.6" office:value-type="float" office:value="56.2">
            <text:p>56,2</text:p>
          </table:table-cell>
          <table:table-cell table:formula="of:=LOG10(1+5*([.B34]-[.C34])/([.B34]))*100+50" office:value-type="float" office:value="78.500255022983">
            <text:p>78,5</text:p>
          </table:table-cell>
          <table:table-cell table:number-columns-repeated="5"/>
        </table:table-row>
        <table:table-row table:style-name="ro1">
          <table:table-cell table:formula="of:=[.A34]+1" office:value-type="float" office:value="34">
            <text:p>34</text:p>
          </table:table-cell>
          <table:table-cell table:formula="of:=[.B34]+2" office:value-type="float" office:value="71">
            <text:p>71</text:p>
          </table:table-cell>
          <table:table-cell table:formula="of:=[.C34]+1.6" office:value-type="float" office:value="57.8">
            <text:p>57,8</text:p>
          </table:table-cell>
          <table:table-cell table:formula="of:=LOG10(1+5*([.B35]-[.C35])/([.B35]))*100+50" office:value-type="float" office:value="78.5462218437331">
            <text:p>78,55</text:p>
          </table:table-cell>
          <table:table-cell table:number-columns-repeated="5"/>
        </table:table-row>
        <table:table-row table:style-name="ro1">
          <table:table-cell table:formula="of:=[.A35]+1" office:value-type="float" office:value="35">
            <text:p>35</text:p>
          </table:table-cell>
          <table:table-cell table:formula="of:=[.B35]+2" office:value-type="float" office:value="73">
            <text:p>73</text:p>
          </table:table-cell>
          <table:table-cell table:formula="of:=[.C35]+1.6" office:value-type="float" office:value="59.4">
            <text:p>59,4</text:p>
          </table:table-cell>
          <table:table-cell table:formula="of:=LOG10(1+5*([.B36]-[.C36])/([.B36]))*100+50" office:value-type="float" office:value="78.5896252534923">
            <text:p>78,59</text:p>
          </table:table-cell>
          <table:table-cell table:number-columns-repeated="5"/>
        </table:table-row>
        <table:table-row table:style-name="ro1">
          <table:table-cell table:formula="of:=[.A36]+1" office:value-type="float" office:value="36">
            <text:p>36</text:p>
          </table:table-cell>
          <table:table-cell table:formula="of:=[.B36]+2" office:value-type="float" office:value="75">
            <text:p>75</text:p>
          </table:table-cell>
          <table:table-cell table:formula="of:=[.C36]+1.6" office:value-type="float" office:value="61">
            <text:p>61</text:p>
          </table:table-cell>
          <table:table-cell table:formula="of:=LOG10(1+5*([.B37]-[.C37])/([.B37]))*100+50" office:value-type="float" office:value="78.6306738843274">
            <text:p>78,63</text:p>
          </table:table-cell>
          <table:table-cell table:number-columns-repeated="5"/>
        </table:table-row>
        <table:table-row table:style-name="ro1">
          <table:table-cell table:formula="of:=[.A37]+1" office:value-type="float" office:value="37">
            <text:p>37</text:p>
          </table:table-cell>
          <table:table-cell table:formula="of:=[.B37]+2" office:value-type="float" office:value="77">
            <text:p>77</text:p>
          </table:table-cell>
          <table:table-cell table:formula="of:=[.C37]+1.6" office:value-type="float" office:value="62.6">
            <text:p>62,6</text:p>
          </table:table-cell>
          <table:table-cell table:formula="of:=LOG10(1+5*([.B38]-[.C38])/([.B38]))*100+50" office:value-type="float" office:value="78.6695543239792">
            <text:p>78,67</text:p>
          </table:table-cell>
          <table:table-cell table:number-columns-repeated="5"/>
        </table:table-row>
        <table:table-row table:style-name="ro1">
          <table:table-cell table:formula="of:=[.A38]+1" office:value-type="float" office:value="38">
            <text:p>38</text:p>
          </table:table-cell>
          <table:table-cell table:formula="of:=[.B38]+2" office:value-type="float" office:value="79">
            <text:p>79</text:p>
          </table:table-cell>
          <table:table-cell table:formula="of:=[.C38]+1.6" office:value-type="float" office:value="64.2">
            <text:p>64,2</text:p>
          </table:table-cell>
          <table:table-cell table:formula="of:=LOG10(1+5*([.B39]-[.C39])/([.B39]))*100+50" office:value-type="float" office:value="78.7064339527157">
            <text:p>78,71</text:p>
          </table:table-cell>
          <table:table-cell table:number-columns-repeated="5"/>
        </table:table-row>
        <table:table-row table:style-name="ro1">
          <table:table-cell table:formula="of:=[.A39]+1" office:value-type="float" office:value="39">
            <text:p>39</text:p>
          </table:table-cell>
          <table:table-cell table:formula="of:=[.B39]+2" office:value-type="float" office:value="81">
            <text:p>81</text:p>
          </table:table-cell>
          <table:table-cell table:formula="of:=[.C39]+1.6" office:value-type="float" office:value="65.8">
            <text:p>65,8</text:p>
          </table:table-cell>
          <table:table-cell table:formula="of:=LOG10(1+5*([.B40]-[.C40])/([.B40]))*100+50" office:value-type="float" office:value="78.7414633530584">
            <text:p>78,74</text:p>
          </table:table-cell>
          <table:table-cell table:number-columns-repeated="5"/>
        </table:table-row>
        <table:table-row table:style-name="ro1">
          <table:table-cell table:formula="of:=[.A40]+1" office:value-type="float" office:value="40">
            <text:p>40</text:p>
          </table:table-cell>
          <table:table-cell table:formula="of:=[.B40]+2" office:value-type="float" office:value="83">
            <text:p>83</text:p>
          </table:table-cell>
          <table:table-cell table:formula="of:=[.C40]+1.6" office:value-type="float" office:value="67.4">
            <text:p>67,4</text:p>
          </table:table-cell>
          <table:table-cell table:formula="of:=LOG10(1+5*([.B41]-[.C41])/([.B41]))*100+50" office:value-type="float" office:value="78.7747783655776">
            <text:p>78,77</text:p>
          </table:table-cell>
          <table:table-cell table:number-columns-repeated="5"/>
        </table:table-row>
        <table:table-row table:style-name="ro1">
          <table:table-cell table:formula="of:=[.A41]+1" office:value-type="float" office:value="41">
            <text:p>41</text:p>
          </table:table-cell>
          <table:table-cell table:formula="of:=[.B41]+2" office:value-type="float" office:value="85">
            <text:p>85</text:p>
          </table:table-cell>
          <table:table-cell table:formula="of:=[.C41]+1.6" office:value-type="float" office:value="69">
            <text:p>69</text:p>
          </table:table-cell>
          <table:table-cell table:formula="of:=LOG10(1+5*([.B42]-[.C42])/([.B42]))*100+50" office:value-type="float" office:value="78.8065018499613">
            <text:p>78,81</text:p>
          </table:table-cell>
          <table:table-cell table:number-columns-repeated="5"/>
        </table:table-row>
        <table:table-row table:style-name="ro1">
          <table:table-cell table:formula="of:=[.A42]+1" office:value-type="float" office:value="42">
            <text:p>42</text:p>
          </table:table-cell>
          <table:table-cell table:formula="of:=[.B42]+2" office:value-type="float" office:value="87">
            <text:p>87</text:p>
          </table:table-cell>
          <table:table-cell table:formula="of:=[.C42]+1.6" office:value-type="float" office:value="70.6">
            <text:p>70,6</text:p>
          </table:table-cell>
          <table:table-cell table:formula="of:=LOG10(1+5*([.B43]-[.C43])/([.B43]))*100+50" office:value-type="float" office:value="78.8367451995055">
            <text:p>78,84</text:p>
          </table:table-cell>
          <table:table-cell table:number-columns-repeated="5"/>
        </table:table-row>
        <table:table-row table:style-name="ro1">
          <table:table-cell table:formula="of:=[.A43]+1" office:value-type="float" office:value="43">
            <text:p>43</text:p>
          </table:table-cell>
          <table:table-cell table:formula="of:=[.B43]+2" office:value-type="float" office:value="89">
            <text:p>89</text:p>
          </table:table-cell>
          <table:table-cell table:formula="of:=[.C43]+1.6" office:value-type="float" office:value="72.2">
            <text:p>72,2</text:p>
          </table:table-cell>
          <table:table-cell table:formula="of:=LOG10(1+5*([.B44]-[.C44])/([.B44]))*100+50" office:value-type="float" office:value="78.8656096483883">
            <text:p>78,87</text:p>
          </table:table-cell>
          <table:table-cell table:number-columns-repeated="5"/>
        </table:table-row>
        <table:table-row table:style-name="ro1">
          <table:table-cell table:formula="of:=[.A44]+1" office:value-type="float" office:value="44">
            <text:p>44</text:p>
          </table:table-cell>
          <table:table-cell table:formula="of:=[.B44]+2" office:value-type="float" office:value="91">
            <text:p>91</text:p>
          </table:table-cell>
          <table:table-cell table:formula="of:=[.C44]+1.6" office:value-type="float" office:value="73.8">
            <text:p>73,8</text:p>
          </table:table-cell>
          <table:table-cell table:formula="of:=LOG10(1+5*([.B45]-[.C45])/([.B45]))*100+50" office:value-type="float" office:value="78.8931874040713">
            <text:p>78,89</text:p>
          </table:table-cell>
          <table:table-cell table:number-columns-repeated="5"/>
        </table:table-row>
        <table:table-row table:style-name="ro1">
          <table:table-cell table:formula="of:=[.A45]+1" office:value-type="float" office:value="45">
            <text:p>45</text:p>
          </table:table-cell>
          <table:table-cell table:formula="of:=[.B45]+2" office:value-type="float" office:value="93">
            <text:p>93</text:p>
          </table:table-cell>
          <table:table-cell table:formula="of:=[.C45]+1.6" office:value-type="float" office:value="75.4">
            <text:p>75,4</text:p>
          </table:table-cell>
          <table:table-cell table:formula="of:=LOG10(1+5*([.B46]-[.C46])/([.B46]))*100+50" office:value-type="float" office:value="78.9195626315249">
            <text:p>78,92</text:p>
          </table:table-cell>
          <table:table-cell table:number-columns-repeated="5"/>
        </table:table-row>
        <table:table-row table:style-name="ro1">
          <table:table-cell table:formula="of:=[.A46]+1" office:value-type="float" office:value="46">
            <text:p>46</text:p>
          </table:table-cell>
          <table:table-cell table:formula="of:=[.B46]+2" office:value-type="float" office:value="95">
            <text:p>95</text:p>
          </table:table-cell>
          <table:table-cell table:formula="of:=[.C46]+1.6" office:value-type="float" office:value="77">
            <text:p>77</text:p>
          </table:table-cell>
          <table:table-cell table:formula="of:=LOG10(1+5*([.B47]-[.C47])/([.B47]))*100+50" office:value-type="float" office:value="78.9448123114166">
            <text:p>78,94</text:p>
          </table:table-cell>
          <table:table-cell table:number-columns-repeated="5"/>
        </table:table-row>
        <table:table-row table:style-name="ro1">
          <table:table-cell table:formula="of:=[.A47]+1" office:value-type="float" office:value="47">
            <text:p>47</text:p>
          </table:table-cell>
          <table:table-cell table:formula="of:=[.B47]+2" office:value-type="float" office:value="97">
            <text:p>97</text:p>
          </table:table-cell>
          <table:table-cell table:formula="of:=[.C47]+1.6" office:value-type="float" office:value="78.6">
            <text:p>78,6</text:p>
          </table:table-cell>
          <table:table-cell table:formula="of:=LOG10(1+5*([.B48]-[.C48])/([.B48]))*100+50" office:value-type="float" office:value="78.9690069907">
            <text:p>78,97</text:p>
          </table:table-cell>
          <table:table-cell table:number-columns-repeated="5"/>
        </table:table-row>
        <table:table-row table:style-name="ro1">
          <table:table-cell table:formula="of:=[.A48]+1" office:value-type="float" office:value="48">
            <text:p>48</text:p>
          </table:table-cell>
          <table:table-cell table:formula="of:=[.B48]+2" office:value-type="float" office:value="99">
            <text:p>99</text:p>
          </table:table-cell>
          <table:table-cell table:formula="of:=[.C48]+1.6" office:value-type="float" office:value="80.2">
            <text:p>80,2</text:p>
          </table:table-cell>
          <table:table-cell table:formula="of:=LOG10(1+5*([.B49]-[.C49])/([.B49]))*100+50" office:value-type="float" office:value="78.9922114410224">
            <text:p>78,99</text:p>
          </table:table-cell>
          <table:table-cell table:number-columns-repeated="5"/>
        </table:table-row>
        <table:table-row table:style-name="ro1">
          <table:table-cell table:formula="of:=[.A49]+1" office:value-type="float" office:value="49">
            <text:p>49</text:p>
          </table:table-cell>
          <table:table-cell table:formula="of:=[.B49]+2" office:value-type="float" office:value="101">
            <text:p>101</text:p>
          </table:table-cell>
          <table:table-cell table:formula="of:=[.C49]+1.6" office:value-type="float" office:value="81.8">
            <text:p>81,8</text:p>
          </table:table-cell>
          <table:table-cell table:formula="of:=LOG10(1+5*([.B50]-[.C50])/([.B50]))*100+50" office:value-type="float" office:value="79.0144852378951">
            <text:p>79,01</text:p>
          </table:table-cell>
          <table:table-cell table:number-columns-repeated="5"/>
        </table:table-row>
        <table:table-row table:style-name="ro1">
          <table:table-cell table:formula="of:=[.A50]+1" office:value-type="float" office:value="50">
            <text:p>50</text:p>
          </table:table-cell>
          <table:table-cell table:formula="of:=[.B50]+2" office:value-type="float" office:value="103">
            <text:p>103</text:p>
          </table:table-cell>
          <table:table-cell table:formula="of:=[.C50]+1.6" office:value-type="float" office:value="83.4">
            <text:p>83,4</text:p>
          </table:table-cell>
          <table:table-cell table:formula="of:=LOG10(1+5*([.B51]-[.C51])/([.B51]))*100+50" office:value-type="float" office:value="79.0358832715317">
            <text:p>79,04</text:p>
          </table:table-cell>
          <table:table-cell table:number-columns-repeated="5"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0">10/01/2011</text:date>, <text:time>12:33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09-12-11T20:34:22</meta:creation-date>
    <dc:date>2011-01-10T12:33:01</dc:date>
    <dc:language>fr-FR</dc:language>
    <meta:editing-cycles>13</meta:editing-cycles>
    <meta:editing-duration>PT24H25M25S</meta:editing-duration>
    <dc:creator>Dark God</dc:creator>
    <meta:document-statistic meta:table-count="4" meta:cell-count="819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547cm" svg:height="22.326cm" xlink:href=".." chart:class="chart:line" chart:style-name="ch1">
        <chart:legend chart:legend-position="end" svg:x="27.374cm" svg:y="10.517cm" chart:style-name="ch2"/>
        <chart:plot-area chart:style-name="ch3" table:cell-range-address="'Combat calc'.C1:'Combat calc'.F51" chart:data-source-has-labels="both" svg:x="0.59cm" svg:y="0.446cm" svg:width="26.195cm" svg:height="20.988cm">
          <chart:axis chart:dimension="x" chart:name="primary-x" chart:style-name="ch4">
            <chart:categories table:cell-range-address="'Combat calc'.C2:'Combat calc'.C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ombat calc'.D2:'Combat calc'.D51" chart:label-cell-address="'Combat calc'.D1:'Combat calc'.D1" chart:class="chart:line">
            <chart:data-point chart:repeated="50"/>
          </chart:series>
          <chart:series chart:style-name="ch7" chart:values-cell-range-address="'Combat calc'.E2:'Combat calc'.E51" chart:label-cell-address="'Combat calc'.E1:'Combat calc'.E1" chart:class="chart:line">
            <chart:data-point chart:repeated="50"/>
          </chart:series>
          <chart:series chart:style-name="ch8" chart:values-cell-range-address="'Combat calc'.F2:'Combat calc'.F51" chart:label-cell-address="'Combat calc'.F1:'Combat calc'.F1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Combat calc'.D1:'Combat calc'.D1">Hit%</text:p>
              </table:table-cell>
              <table:table-cell office:value-type="string">
                <text:p text:id="'Combat calc'.E1:'Combat calc'.E1">Hit% 2</text:p>
              </table:table-cell>
              <table:table-cell office:value-type="string">
                <text:p text:id="'Combat calc'.F1:'Combat calc'.F1">Final %</text:p>
              </table:table-cell>
            </table:table-row>
          </table:table-header-rows>
          <table:table-rows>
            <table:table-row>
              <table:table-cell office:value-type="string">
                <text:p text:id="'Combat calc'.C2:'Combat calc'.C51">-49</text:p>
              </table:table-cell>
              <table:table-cell office:value-type="float" office:value="-27.0852011642144">
                <text:p text:id="'Combat calc'.D2:'Combat calc'.D51">-27.0852011642144</text:p>
              </table:table-cell>
              <table:table-cell office:value-type="float" office:value="-48">
                <text:p text:id="'Combat calc'.E2:'Combat calc'.E51">-48</text:p>
              </table:table-cell>
              <table:table-cell office:value-type="float" office:value="-37.5426005821072">
                <text:p text:id="'Combat calc'.F2:'Combat calc'.F51">-37.5426005821072</text:p>
              </table:table-cell>
            </table:table-row>
            <table:table-row>
              <table:table-cell office:value-type="string">
                <text:p>-47</text:p>
              </table:table-cell>
              <table:table-cell office:value-type="float" office:value="-25.5874855672491">
                <text:p>-25.5874855672491</text:p>
              </table:table-cell>
              <table:table-cell office:value-type="float" office:value="-44">
                <text:p>-44</text:p>
              </table:table-cell>
              <table:table-cell office:value-type="float" office:value="-34.7937427836246">
                <text:p>-34.7937427836246</text:p>
              </table:table-cell>
            </table:table-row>
            <table:table-row>
              <table:table-cell office:value-type="string">
                <text:p>-45</text:p>
              </table:table-cell>
              <table:table-cell office:value-type="float" office:value="-24.0362689494244">
                <text:p>-24.0362689494244</text:p>
              </table:table-cell>
              <table:table-cell office:value-type="float" office:value="-40">
                <text:p>-40</text:p>
              </table:table-cell>
              <table:table-cell office:value-type="float" office:value="-32.0181344747122">
                <text:p>-32.0181344747122</text:p>
              </table:table-cell>
            </table:table-row>
            <table:table-row>
              <table:table-cell office:value-type="string">
                <text:p>-43</text:p>
              </table:table-cell>
              <table:table-cell office:value-type="float" office:value="-22.4275869600789">
                <text:p>-22.4275869600789</text:p>
              </table:table-cell>
              <table:table-cell office:value-type="float" office:value="-36">
                <text:p>-36</text:p>
              </table:table-cell>
              <table:table-cell office:value-type="float" office:value="-29.2137934800394">
                <text:p>-29.2137934800394</text:p>
              </table:table-cell>
            </table:table-row>
            <table:table-row>
              <table:table-cell office:value-type="string">
                <text:p>-41</text:p>
              </table:table-cell>
              <table:table-cell office:value-type="float" office:value="-20.7570176097936">
                <text:p>-20.7570176097936</text:p>
              </table:table-cell>
              <table:table-cell office:value-type="float" office:value="-32">
                <text:p>-32</text:p>
              </table:table-cell>
              <table:table-cell office:value-type="float" office:value="-26.3785088048968">
                <text:p>-26.3785088048968</text:p>
              </table:table-cell>
            </table:table-row>
            <table:table-row>
              <table:table-cell office:value-type="string">
                <text:p>-39</text:p>
              </table:table-cell>
              <table:table-cell office:value-type="float" office:value="-19.0196080028514">
                <text:p>-19.0196080028514</text:p>
              </table:table-cell>
              <table:table-cell office:value-type="float" office:value="-28">
                <text:p>-28</text:p>
              </table:table-cell>
              <table:table-cell office:value-type="float" office:value="-23.5098040014257">
                <text:p>-23.5098040014257</text:p>
              </table:table-cell>
            </table:table-row>
            <table:table-row>
              <table:table-cell office:value-type="string">
                <text:p>-37</text:p>
              </table:table-cell>
              <table:table-cell office:value-type="float" office:value="-17.2097857935718">
                <text:p>-17.2097857935718</text:p>
              </table:table-cell>
              <table:table-cell office:value-type="float" office:value="-24">
                <text:p>-24</text:p>
              </table:table-cell>
              <table:table-cell office:value-type="float" office:value="-20.6048928967859">
                <text:p>-20.6048928967859</text:p>
              </table:table-cell>
            </table:table-row>
            <table:table-row>
              <table:table-cell office:value-type="string">
                <text:p>-35</text:p>
              </table:table-cell>
              <table:table-cell office:value-type="float" office:value="-15.3212513775344">
                <text:p>-15.3212513775344</text:p>
              </table:table-cell>
              <table:table-cell office:value-type="float" office:value="-20">
                <text:p>-20</text:p>
              </table:table-cell>
              <table:table-cell office:value-type="float" office:value="-17.6606256887672">
                <text:p>-17.6606256887672</text:p>
              </table:table-cell>
            </table:table-row>
            <table:table-row>
              <table:table-cell office:value-type="string">
                <text:p>-33</text:p>
              </table:table-cell>
              <table:table-cell office:value-type="float" office:value="-13.3468455579587">
                <text:p>-13.3468455579587</text:p>
              </table:table-cell>
              <table:table-cell office:value-type="float" office:value="-16">
                <text:p>-16</text:p>
              </table:table-cell>
              <table:table-cell office:value-type="float" office:value="-14.6734227789793">
                <text:p>-14.6734227789793</text:p>
              </table:table-cell>
            </table:table-row>
            <table:table-row>
              <table:table-cell office:value-type="string">
                <text:p>-31</text:p>
              </table:table-cell>
              <table:table-cell office:value-type="float" office:value="-11.2783856719735">
                <text:p>-11.2783856719735</text:p>
              </table:table-cell>
              <table:table-cell office:value-type="float" office:value="-12">
                <text:p>-12</text:p>
              </table:table-cell>
              <table:table-cell office:value-type="float" office:value="-11.6391928359868">
                <text:p>-11.6391928359868</text:p>
              </table:table-cell>
            </table:table-row>
            <table:table-row>
              <table:table-cell office:value-type="string">
                <text:p>-29</text:p>
              </table:table-cell>
              <table:table-cell office:value-type="float" office:value="-9.10646070264992">
                <text:p>-9.10646070264992</text:p>
              </table:table-cell>
              <table:table-cell office:value-type="float" office:value="-7.99999999999999">
                <text:p>-7.99999999999999</text:p>
              </table:table-cell>
              <table:table-cell office:value-type="float" office:value="-8.55323035132496">
                <text:p>-8.55323035132496</text:p>
              </table:table-cell>
            </table:table-row>
            <table:table-row>
              <table:table-cell office:value-type="string">
                <text:p>-27</text:p>
              </table:table-cell>
              <table:table-cell office:value-type="float" office:value="-6.8201724066995">
                <text:p>-6.8201724066995</text:p>
              </table:table-cell>
              <table:table-cell office:value-type="float" office:value="-4">
                <text:p>-4</text:p>
              </table:table-cell>
              <table:table-cell office:value-type="float" office:value="-5.41008620334975">
                <text:p>-5.41008620334975</text:p>
              </table:table-cell>
            </table:table-row>
            <table:table-row>
              <table:table-cell office:value-type="string">
                <text:p>-25</text:p>
              </table:table-cell>
              <table:table-cell office:value-type="float" office:value="-4.40680443502757">
                <text:p>-4.40680443502757</text:p>
              </table:table-cell>
              <table:table-cell office:value-type="float" office:value="0">
                <text:p>0</text:p>
              </table:table-cell>
              <table:table-cell office:value-type="float" office:value="-2.20340221751378">
                <text:p>-2.20340221751378</text:p>
              </table:table-cell>
            </table:table-row>
            <table:table-row>
              <table:table-cell office:value-type="string">
                <text:p>-23</text:p>
              </table:table-cell>
              <table:table-cell office:value-type="float" office:value="-1.85139398778874">
                <text:p>-1.85139398778874</text:p>
              </table:table-cell>
              <table:table-cell office:value-type="float" office:value="4">
                <text:p>4</text:p>
              </table:table-cell>
              <table:table-cell office:value-type="float" office:value="1.07430300610563">
                <text:p>1.07430300610563</text:p>
              </table:table-cell>
            </table:table-row>
            <table:table-row>
              <table:table-cell office:value-type="string">
                <text:p>-21</text:p>
              </table:table-cell>
              <table:table-cell office:value-type="float" office:value="0.863830616572727">
                <text:p>0.863830616572727</text:p>
              </table:table-cell>
              <table:table-cell office:value-type="float" office:value="8">
                <text:p>8</text:p>
              </table:table-cell>
              <table:table-cell office:value-type="float" office:value="4.43191530828636">
                <text:p>4.43191530828636</text:p>
              </table:table-cell>
            </table:table-row>
            <table:table-row>
              <table:table-cell office:value-type="string">
                <text:p>-19</text:p>
              </table:table-cell>
              <table:table-cell office:value-type="float" office:value="3.76020021010439">
                <text:p>3.76020021010439</text:p>
              </table:table-cell>
              <table:table-cell office:value-type="float" office:value="12">
                <text:p>12</text:p>
              </table:table-cell>
              <table:table-cell office:value-type="float" office:value="7.8801001050522">
                <text:p>7.8801001050522</text:p>
              </table:table-cell>
            </table:table-row>
            <table:table-row>
              <table:table-cell office:value-type="string">
                <text:p>-17</text:p>
              </table:table-cell>
              <table:table-cell office:value-type="float" office:value="6.86362358410126">
                <text:p>6.86362358410126</text:p>
              </table:table-cell>
              <table:table-cell office:value-type="float" office:value="16">
                <text:p>16</text:p>
              </table:table-cell>
              <table:table-cell office:value-type="float" office:value="11.4318117920506">
                <text:p>11.4318117920506</text:p>
              </table:table-cell>
            </table:table-row>
            <table:table-row>
              <table:table-cell office:value-type="string">
                <text:p>-15</text:p>
              </table:table-cell>
              <table:table-cell office:value-type="float" office:value="10.2059991327962">
                <text:p>10.2059991327962</text:p>
              </table:table-cell>
              <table:table-cell office:value-type="float" office:value="20">
                <text:p>20</text:p>
              </table:table-cell>
              <table:table-cell office:value-type="float" office:value="15.1029995663981">
                <text:p>15.1029995663981</text:p>
              </table:table-cell>
            </table:table-row>
            <table:table-row>
              <table:table-cell office:value-type="string">
                <text:p>-13</text:p>
              </table:table-cell>
              <table:table-cell office:value-type="float" office:value="13.8272163982407">
                <text:p>13.8272163982407</text:p>
              </table:table-cell>
              <table:table-cell office:value-type="float" office:value="24">
                <text:p>24</text:p>
              </table:table-cell>
              <table:table-cell office:value-type="float" office:value="18.9136081991204">
                <text:p>18.9136081991204</text:p>
              </table:table-cell>
            </table:table-row>
            <table:table-row>
              <table:table-cell office:value-type="string">
                <text:p>-11</text:p>
              </table:table-cell>
              <table:table-cell office:value-type="float" office:value="17.7780705266081">
                <text:p>17.7780705266081</text:p>
              </table:table-cell>
              <table:table-cell office:value-type="float" office:value="28">
                <text:p>28</text:p>
              </table:table-cell>
              <table:table-cell office:value-type="float" office:value="22.889035263304">
                <text:p>22.889035263304</text:p>
              </table:table-cell>
            </table:table-row>
            <table:table-row>
              <table:table-cell office:value-type="string">
                <text:p>-9</text:p>
              </table:table-cell>
              <table:table-cell office:value-type="float" office:value="22.1246399047171">
                <text:p>22.1246399047171</text:p>
              </table:table-cell>
              <table:table-cell office:value-type="float" office:value="32">
                <text:p>32</text:p>
              </table:table-cell>
              <table:table-cell office:value-type="float" office:value="27.0623199523586">
                <text:p>27.0623199523586</text:p>
              </table:table-cell>
            </table:table-row>
            <table:table-row>
              <table:table-cell office:value-type="string">
                <text:p>-7</text:p>
              </table:table-cell>
              <table:table-cell office:value-type="float" office:value="26.9551078621726">
                <text:p>26.9551078621726</text:p>
              </table:table-cell>
              <table:table-cell office:value-type="float" office:value="36">
                <text:p>36</text:p>
              </table:table-cell>
              <table:table-cell office:value-type="float" office:value="31.4775539310863">
                <text:p>31.4775539310863</text:p>
              </table:table-cell>
            </table:table-row>
            <table:table-row>
              <table:table-cell office:value-type="string">
                <text:p>-5</text:p>
              </table:table-cell>
              <table:table-cell office:value-type="float" office:value="32.3908740944319">
                <text:p>32.3908740944319</text:p>
              </table:table-cell>
              <table:table-cell office:value-type="float" office:value="40">
                <text:p>40</text:p>
              </table:table-cell>
              <table:table-cell office:value-type="float" office:value="36.1954370472159">
                <text:p>36.1954370472159</text:p>
              </table:table-cell>
            </table:table-row>
            <table:table-row>
              <table:table-cell office:value-type="string">
                <text:p>-3</text:p>
              </table:table-cell>
              <table:table-cell office:value-type="float" office:value="38.6056647693163">
                <text:p>38.6056647693163</text:p>
              </table:table-cell>
              <table:table-cell office:value-type="float" office:value="44">
                <text:p>44</text:p>
              </table:table-cell>
              <table:table-cell office:value-type="float" office:value="41.3028323846582">
                <text:p>41.3028323846582</text:p>
              </table:table-cell>
            </table:table-row>
            <table:table-row>
              <table:table-cell office:value-type="string">
                <text:p>-1</text:p>
              </table:table-cell>
              <table:table-cell office:value-type="float" office:value="45.8607314841775">
                <text:p>45.8607314841775</text:p>
              </table:table-cell>
              <table:table-cell office:value-type="float" office:value="48">
                <text:p>48</text:p>
              </table:table-cell>
              <table:table-cell office:value-type="float" office:value="46.9303657420887">
                <text:p>46.930365742088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54.1392685158225">
                <text:p>54.1392685158225</text:p>
              </table:table-cell>
              <table:table-cell office:value-type="float" office:value="52">
                <text:p>52</text:p>
              </table:table-cell>
              <table:table-cell office:value-type="float" office:value="53.0696342579113">
                <text:p>53.06963425791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.3943352306837">
                <text:p>61.3943352306837</text:p>
              </table:table-cell>
              <table:table-cell office:value-type="float" office:value="56">
                <text:p>56</text:p>
              </table:table-cell>
              <table:table-cell office:value-type="float" office:value="58.6971676153418">
                <text:p>58.69716761534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.6091259055681">
                <text:p>67.6091259055681</text:p>
              </table:table-cell>
              <table:table-cell office:value-type="float" office:value="60">
                <text:p>60</text:p>
              </table:table-cell>
              <table:table-cell office:value-type="float" office:value="63.8045629527841">
                <text:p>63.80456295278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.0448921378274">
                <text:p>73.0448921378274</text:p>
              </table:table-cell>
              <table:table-cell office:value-type="float" office:value="64">
                <text:p>64</text:p>
              </table:table-cell>
              <table:table-cell office:value-type="float" office:value="68.5224460689137">
                <text:p>68.52244606891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.8753600952829">
                <text:p>77.8753600952829</text:p>
              </table:table-cell>
              <table:table-cell office:value-type="float" office:value="68">
                <text:p>68</text:p>
              </table:table-cell>
              <table:table-cell office:value-type="float" office:value="72.9376800476414">
                <text:p>72.93768004764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.2219294733919">
                <text:p>82.2219294733919</text:p>
              </table:table-cell>
              <table:table-cell office:value-type="float" office:value="72">
                <text:p>72</text:p>
              </table:table-cell>
              <table:table-cell office:value-type="float" office:value="77.110964736696">
                <text:p>77.1109647366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6.1727836017593">
                <text:p>86.1727836017593</text:p>
              </table:table-cell>
              <table:table-cell office:value-type="float" office:value="76">
                <text:p>76</text:p>
              </table:table-cell>
              <table:table-cell office:value-type="float" office:value="81.0863918008796">
                <text:p>81.08639180087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9.7940008672038">
                <text:p>89.7940008672038</text:p>
              </table:table-cell>
              <table:table-cell office:value-type="float" office:value="80">
                <text:p>80</text:p>
              </table:table-cell>
              <table:table-cell office:value-type="float" office:value="84.8970004336019">
                <text:p>84.89700043360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3.1363764158987">
                <text:p>93.1363764158987</text:p>
              </table:table-cell>
              <table:table-cell office:value-type="float" office:value="84">
                <text:p>84</text:p>
              </table:table-cell>
              <table:table-cell office:value-type="float" office:value="88.5681882079494">
                <text:p>88.56818820794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6.2397997898956">
                <text:p>96.2397997898956</text:p>
              </table:table-cell>
              <table:table-cell office:value-type="float" office:value="88">
                <text:p>88</text:p>
              </table:table-cell>
              <table:table-cell office:value-type="float" office:value="92.1198998949478">
                <text:p>92.11989989494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9.1361693834273">
                <text:p>99.1361693834273</text:p>
              </table:table-cell>
              <table:table-cell office:value-type="float" office:value="92">
                <text:p>92</text:p>
              </table:table-cell>
              <table:table-cell office:value-type="float" office:value="95.5680846917136">
                <text:p>95.56808469171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1.851393987789">
                <text:p>101.851393987789</text:p>
              </table:table-cell>
              <table:table-cell office:value-type="float" office:value="96">
                <text:p>96</text:p>
              </table:table-cell>
              <table:table-cell office:value-type="float" office:value="98.9256969938944">
                <text:p>98.92569699389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4.406804435028">
                <text:p>104.406804435028</text:p>
              </table:table-cell>
              <table:table-cell office:value-type="float" office:value="100">
                <text:p>100</text:p>
              </table:table-cell>
              <table:table-cell office:value-type="float" office:value="102.203402217514">
                <text:p>102.2034022175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.8201724067">
                <text:p>106.8201724067</text:p>
              </table:table-cell>
              <table:table-cell office:value-type="float" office:value="100">
                <text:p>100</text:p>
              </table:table-cell>
              <table:table-cell office:value-type="float" office:value="103.41008620335">
                <text:p>103.410086203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9.10646070265">
                <text:p>109.10646070265</text:p>
              </table:table-cell>
              <table:table-cell office:value-type="float" office:value="100">
                <text:p>100</text:p>
              </table:table-cell>
              <table:table-cell office:value-type="float" office:value="104.553230351325">
                <text:p>104.5532303513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1.278385671974">
                <text:p>111.278385671974</text:p>
              </table:table-cell>
              <table:table-cell office:value-type="float" office:value="100">
                <text:p>100</text:p>
              </table:table-cell>
              <table:table-cell office:value-type="float" office:value="105.639192835987">
                <text:p>105.6391928359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3.346845557959">
                <text:p>113.346845557959</text:p>
              </table:table-cell>
              <table:table-cell office:value-type="float" office:value="100">
                <text:p>100</text:p>
              </table:table-cell>
              <table:table-cell office:value-type="float" office:value="106.673422778979">
                <text:p>106.6734227789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5.321251377534">
                <text:p>115.321251377534</text:p>
              </table:table-cell>
              <table:table-cell office:value-type="float" office:value="100">
                <text:p>100</text:p>
              </table:table-cell>
              <table:table-cell office:value-type="float" office:value="107.660625688767">
                <text:p>107.6606256887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7.209785793572">
                <text:p>117.209785793572</text:p>
              </table:table-cell>
              <table:table-cell office:value-type="float" office:value="100">
                <text:p>100</text:p>
              </table:table-cell>
              <table:table-cell office:value-type="float" office:value="108.604892896786">
                <text:p>108.6048928967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9.019608002851">
                <text:p>119.019608002851</text:p>
              </table:table-cell>
              <table:table-cell office:value-type="float" office:value="100">
                <text:p>100</text:p>
              </table:table-cell>
              <table:table-cell office:value-type="float" office:value="109.509804001426">
                <text:p>109.509804001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0.757017609794">
                <text:p>120.757017609794</text:p>
              </table:table-cell>
              <table:table-cell office:value-type="float" office:value="100">
                <text:p>100</text:p>
              </table:table-cell>
              <table:table-cell office:value-type="float" office:value="110.378508804897">
                <text:p>110.3785088048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2.427586960079">
                <text:p>122.427586960079</text:p>
              </table:table-cell>
              <table:table-cell office:value-type="float" office:value="100">
                <text:p>100</text:p>
              </table:table-cell>
              <table:table-cell office:value-type="float" office:value="111.213793480039">
                <text:p>111.2137934800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4.036268949424">
                <text:p>124.036268949424</text:p>
              </table:table-cell>
              <table:table-cell office:value-type="float" office:value="100">
                <text:p>100</text:p>
              </table:table-cell>
              <table:table-cell office:value-type="float" office:value="112.018134474712">
                <text:p>112.0181344747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5.587485567249">
                <text:p>125.587485567249</text:p>
              </table:table-cell>
              <table:table-cell office:value-type="float" office:value="100">
                <text:p>100</text:p>
              </table:table-cell>
              <table:table-cell office:value-type="float" office:value="112.793742783625">
                <text:p>112.7937427836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7.085201164214">
                <text:p>127.085201164214</text:p>
              </table:table-cell>
              <table:table-cell office:value-type="float" office:value="100">
                <text:p>100</text:p>
              </table:table-cell>
              <table:table-cell office:value-type="float" office:value="113.542600582107">
                <text:p>113.5426005821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591cm" svg:height="22.273cm" xlink:href=".." chart:class="chart:line" chart:style-name="ch1">
        <chart:legend chart:legend-position="end" svg:x="27.417cm" svg:y="10.49cm" chart:style-name="ch2"/>
        <chart:plot-area chart:style-name="ch3" table:cell-range-address="'Combat calc_2'.C1:'Combat calc_2'.F51" chart:data-source-has-labels="both" svg:x="0.591cm" svg:y="0.445cm" svg:width="26.236cm" svg:height="20.938cm">
          <chart:axis chart:dimension="x" chart:name="primary-x" chart:style-name="ch4">
            <chart:categories table:cell-range-address="'Combat calc_2'.C2:'Combat calc_2'.C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ombat calc_2'.D2:'Combat calc_2'.D51" chart:label-cell-address="'Combat calc_2'.D1:'Combat calc_2'.D1" chart:class="chart:line">
            <chart:data-point chart:repeated="50"/>
          </chart:series>
          <chart:series chart:style-name="ch7" chart:values-cell-range-address="'Combat calc_2'.E2:'Combat calc_2'.E51" chart:label-cell-address="'Combat calc_2'.E1:'Combat calc_2'.E1" chart:class="chart:line">
            <chart:data-point chart:repeated="50"/>
          </chart:series>
          <chart:series chart:style-name="ch8" chart:values-cell-range-address="'Combat calc_2'.F2:'Combat calc_2'.F51" chart:label-cell-address="'Combat calc_2'.F1:'Combat calc_2'.F1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Combat calc_2'.D1:'Combat calc_2'.D1">Hit%</text:p>
              </table:table-cell>
              <table:table-cell office:value-type="string">
                <text:p text:id="'Combat calc_2'.E1:'Combat calc_2'.E1">Hit% 2</text:p>
              </table:table-cell>
              <table:table-cell office:value-type="string">
                <text:p text:id="'Combat calc_2'.F1:'Combat calc_2'.F1">Final %</text:p>
              </table:table-cell>
            </table:table-row>
          </table:table-header-rows>
          <table:table-rows>
            <table:table-row>
              <table:table-cell office:value-type="string">
                <text:p text:id="'Combat calc_2'.C2:'Combat calc_2'.C51">49</text:p>
              </table:table-cell>
              <table:table-cell office:value-type="float" office:value="127.085201164214">
                <text:p text:id="'Combat calc_2'.D2:'Combat calc_2'.D51">127.085201164214</text:p>
              </table:table-cell>
              <table:table-cell office:value-type="float" office:value="100">
                <text:p text:id="'Combat calc_2'.E2:'Combat calc_2'.E51">100</text:p>
              </table:table-cell>
              <table:table-cell office:value-type="float" office:value="113.542600582107">
                <text:p text:id="'Combat calc_2'.F2:'Combat calc_2'.F51">113.5426005821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5.587485567249">
                <text:p>125.587485567249</text:p>
              </table:table-cell>
              <table:table-cell office:value-type="float" office:value="100">
                <text:p>100</text:p>
              </table:table-cell>
              <table:table-cell office:value-type="float" office:value="112.793742783625">
                <text:p>112.7937427836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4.036268949424">
                <text:p>124.036268949424</text:p>
              </table:table-cell>
              <table:table-cell office:value-type="float" office:value="100">
                <text:p>100</text:p>
              </table:table-cell>
              <table:table-cell office:value-type="float" office:value="112.018134474712">
                <text:p>112.0181344747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2.427586960079">
                <text:p>122.427586960079</text:p>
              </table:table-cell>
              <table:table-cell office:value-type="float" office:value="100">
                <text:p>100</text:p>
              </table:table-cell>
              <table:table-cell office:value-type="float" office:value="111.213793480039">
                <text:p>111.2137934800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0.757017609794">
                <text:p>120.757017609794</text:p>
              </table:table-cell>
              <table:table-cell office:value-type="float" office:value="100">
                <text:p>100</text:p>
              </table:table-cell>
              <table:table-cell office:value-type="float" office:value="110.378508804897">
                <text:p>110.378508804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9.019608002851">
                <text:p>119.019608002851</text:p>
              </table:table-cell>
              <table:table-cell office:value-type="float" office:value="100">
                <text:p>100</text:p>
              </table:table-cell>
              <table:table-cell office:value-type="float" office:value="109.509804001426">
                <text:p>109.5098040014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7.209785793572">
                <text:p>117.209785793572</text:p>
              </table:table-cell>
              <table:table-cell office:value-type="float" office:value="100">
                <text:p>100</text:p>
              </table:table-cell>
              <table:table-cell office:value-type="float" office:value="108.604892896786">
                <text:p>108.6048928967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5.321251377534">
                <text:p>115.321251377534</text:p>
              </table:table-cell>
              <table:table-cell office:value-type="float" office:value="100">
                <text:p>100</text:p>
              </table:table-cell>
              <table:table-cell office:value-type="float" office:value="107.660625688767">
                <text:p>107.6606256887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3.346845557959">
                <text:p>113.346845557959</text:p>
              </table:table-cell>
              <table:table-cell office:value-type="float" office:value="100">
                <text:p>100</text:p>
              </table:table-cell>
              <table:table-cell office:value-type="float" office:value="106.673422778979">
                <text:p>106.6734227789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1.278385671974">
                <text:p>111.278385671974</text:p>
              </table:table-cell>
              <table:table-cell office:value-type="float" office:value="100">
                <text:p>100</text:p>
              </table:table-cell>
              <table:table-cell office:value-type="float" office:value="105.639192835987">
                <text:p>105.6391928359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9.10646070265">
                <text:p>109.10646070265</text:p>
              </table:table-cell>
              <table:table-cell office:value-type="float" office:value="100">
                <text:p>100</text:p>
              </table:table-cell>
              <table:table-cell office:value-type="float" office:value="104.553230351325">
                <text:p>104.5532303513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.8201724067">
                <text:p>106.8201724067</text:p>
              </table:table-cell>
              <table:table-cell office:value-type="float" office:value="100">
                <text:p>100</text:p>
              </table:table-cell>
              <table:table-cell office:value-type="float" office:value="103.41008620335">
                <text:p>103.410086203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4.406804435028">
                <text:p>104.406804435028</text:p>
              </table:table-cell>
              <table:table-cell office:value-type="float" office:value="100">
                <text:p>100</text:p>
              </table:table-cell>
              <table:table-cell office:value-type="float" office:value="102.203402217514">
                <text:p>102.2034022175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1.851393987789">
                <text:p>101.851393987789</text:p>
              </table:table-cell>
              <table:table-cell office:value-type="float" office:value="100">
                <text:p>100</text:p>
              </table:table-cell>
              <table:table-cell office:value-type="float" office:value="100.925696993894">
                <text:p>100.9256969938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9.1361693834273">
                <text:p>99.1361693834273</text:p>
              </table:table-cell>
              <table:table-cell office:value-type="float" office:value="100">
                <text:p>100</text:p>
              </table:table-cell>
              <table:table-cell office:value-type="float" office:value="99.5680846917136">
                <text:p>99.56808469171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6.2397997898956">
                <text:p>96.2397997898956</text:p>
              </table:table-cell>
              <table:table-cell office:value-type="float" office:value="100">
                <text:p>100</text:p>
              </table:table-cell>
              <table:table-cell office:value-type="float" office:value="98.1198998949478">
                <text:p>98.11989989494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3.1363764158987">
                <text:p>93.1363764158987</text:p>
              </table:table-cell>
              <table:table-cell office:value-type="float" office:value="100">
                <text:p>100</text:p>
              </table:table-cell>
              <table:table-cell office:value-type="float" office:value="96.5681882079494">
                <text:p>96.56818820794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9.7940008672038">
                <text:p>89.7940008672038</text:p>
              </table:table-cell>
              <table:table-cell office:value-type="float" office:value="92.8571428571429">
                <text:p>92.8571428571429</text:p>
              </table:table-cell>
              <table:table-cell office:value-type="float" office:value="91.3255718621733">
                <text:p>91.32557186217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6.1727836017593">
                <text:p>86.1727836017593</text:p>
              </table:table-cell>
              <table:table-cell office:value-type="float" office:value="85.1351351351351">
                <text:p>85.1351351351351</text:p>
              </table:table-cell>
              <table:table-cell office:value-type="float" office:value="85.6539593684472">
                <text:p>85.65395936844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.2219294733919">
                <text:p>82.2219294733919</text:p>
              </table:table-cell>
              <table:table-cell office:value-type="float" office:value="78.2051282051282">
                <text:p>78.2051282051282</text:p>
              </table:table-cell>
              <table:table-cell office:value-type="float" office:value="80.2135288392601">
                <text:p>80.21352883926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.8753600952829">
                <text:p>77.8753600952829</text:p>
              </table:table-cell>
              <table:table-cell office:value-type="float" office:value="71.9512195121951">
                <text:p>71.9512195121951</text:p>
              </table:table-cell>
              <table:table-cell office:value-type="float" office:value="74.913289803739">
                <text:p>74.9132898037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.0448921378274">
                <text:p>73.0448921378274</text:p>
              </table:table-cell>
              <table:table-cell office:value-type="float" office:value="66.2790697674419">
                <text:p>66.2790697674419</text:p>
              </table:table-cell>
              <table:table-cell office:value-type="float" office:value="69.6619809526346">
                <text:p>69.66198095263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.6091259055681">
                <text:p>67.6091259055681</text:p>
              </table:table-cell>
              <table:table-cell office:value-type="float" office:value="61.1111111111111">
                <text:p>61.1111111111111</text:p>
              </table:table-cell>
              <table:table-cell office:value-type="float" office:value="64.3601185083396">
                <text:p>64.36011850833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.3943352306837">
                <text:p>61.3943352306837</text:p>
              </table:table-cell>
              <table:table-cell office:value-type="float" office:value="56.3829787234043">
                <text:p>56.3829787234043</text:p>
              </table:table-cell>
              <table:table-cell office:value-type="float" office:value="58.888656977044">
                <text:p>58.88865697704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54.1392685158225">
                <text:p>54.1392685158225</text:p>
              </table:table-cell>
              <table:table-cell office:value-type="float" office:value="52.0408163265306">
                <text:p>52.0408163265306</text:p>
              </table:table-cell>
              <table:table-cell office:value-type="float" office:value="53.0900424211766">
                <text:p>53.0900424211766</text:p>
              </table:table-cell>
            </table:table-row>
            <table:table-row>
              <table:table-cell office:value-type="string">
                <text:p>-1</text:p>
              </table:table-cell>
              <table:table-cell office:value-type="float" office:value="45.8607314841775">
                <text:p>45.8607314841775</text:p>
              </table:table-cell>
              <table:table-cell office:value-type="float" office:value="48.0392156862745">
                <text:p>48.0392156862745</text:p>
              </table:table-cell>
              <table:table-cell office:value-type="float" office:value="46.949973585226">
                <text:p>46.949973585226</text:p>
              </table:table-cell>
            </table:table-row>
            <table:table-row>
              <table:table-cell office:value-type="string">
                <text:p>-3</text:p>
              </table:table-cell>
              <table:table-cell office:value-type="float" office:value="38.6056647693163">
                <text:p>38.6056647693163</text:p>
              </table:table-cell>
              <table:table-cell office:value-type="float" office:value="44.3396226415094">
                <text:p>44.3396226415094</text:p>
              </table:table-cell>
              <table:table-cell office:value-type="float" office:value="41.4726437054129">
                <text:p>41.4726437054129</text:p>
              </table:table-cell>
            </table:table-row>
            <table:table-row>
              <table:table-cell office:value-type="string">
                <text:p>-5</text:p>
              </table:table-cell>
              <table:table-cell office:value-type="float" office:value="32.3908740944319">
                <text:p>32.3908740944319</text:p>
              </table:table-cell>
              <table:table-cell office:value-type="float" office:value="40.9090909090909">
                <text:p>40.9090909090909</text:p>
              </table:table-cell>
              <table:table-cell office:value-type="float" office:value="36.6499825017614">
                <text:p>36.6499825017614</text:p>
              </table:table-cell>
            </table:table-row>
            <table:table-row>
              <table:table-cell office:value-type="string">
                <text:p>-7</text:p>
              </table:table-cell>
              <table:table-cell office:value-type="float" office:value="26.9551078621726">
                <text:p>26.9551078621726</text:p>
              </table:table-cell>
              <table:table-cell office:value-type="float" office:value="37.719298245614">
                <text:p>37.719298245614</text:p>
              </table:table-cell>
              <table:table-cell office:value-type="float" office:value="32.3372030538933">
                <text:p>32.3372030538933</text:p>
              </table:table-cell>
            </table:table-row>
            <table:table-row>
              <table:table-cell office:value-type="string">
                <text:p>-9</text:p>
              </table:table-cell>
              <table:table-cell office:value-type="float" office:value="22.1246399047171">
                <text:p>22.1246399047171</text:p>
              </table:table-cell>
              <table:table-cell office:value-type="float" office:value="34.7457627118644">
                <text:p>34.7457627118644</text:p>
              </table:table-cell>
              <table:table-cell office:value-type="float" office:value="28.4352013082908">
                <text:p>28.4352013082908</text:p>
              </table:table-cell>
            </table:table-row>
            <table:table-row>
              <table:table-cell office:value-type="string">
                <text:p>-11</text:p>
              </table:table-cell>
              <table:table-cell office:value-type="float" office:value="17.7780705266081">
                <text:p>17.7780705266081</text:p>
              </table:table-cell>
              <table:table-cell office:value-type="float" office:value="31.9672131147541">
                <text:p>31.9672131147541</text:p>
              </table:table-cell>
              <table:table-cell office:value-type="float" office:value="24.8726418206811">
                <text:p>24.8726418206811</text:p>
              </table:table-cell>
            </table:table-row>
            <table:table-row>
              <table:table-cell office:value-type="string">
                <text:p>-13</text:p>
              </table:table-cell>
              <table:table-cell office:value-type="float" office:value="13.8272163982407">
                <text:p>13.8272163982407</text:p>
              </table:table-cell>
              <table:table-cell office:value-type="float" office:value="29.3650793650794">
                <text:p>29.3650793650794</text:p>
              </table:table-cell>
              <table:table-cell office:value-type="float" office:value="21.59614788166">
                <text:p>21.59614788166</text:p>
              </table:table-cell>
            </table:table-row>
            <table:table-row>
              <table:table-cell office:value-type="string">
                <text:p>-15</text:p>
              </table:table-cell>
              <table:table-cell office:value-type="float" office:value="10.2059991327962">
                <text:p>10.2059991327962</text:p>
              </table:table-cell>
              <table:table-cell office:value-type="float" office:value="26.9230769230769">
                <text:p>26.9230769230769</text:p>
              </table:table-cell>
              <table:table-cell office:value-type="float" office:value="18.5645380279366">
                <text:p>18.5645380279366</text:p>
              </table:table-cell>
            </table:table-row>
            <table:table-row>
              <table:table-cell office:value-type="string">
                <text:p>-17</text:p>
              </table:table-cell>
              <table:table-cell office:value-type="float" office:value="6.86362358410126">
                <text:p>6.86362358410126</text:p>
              </table:table-cell>
              <table:table-cell office:value-type="float" office:value="24.6268656716418">
                <text:p>24.6268656716418</text:p>
              </table:table-cell>
              <table:table-cell office:value-type="float" office:value="15.7452446278715">
                <text:p>15.7452446278715</text:p>
              </table:table-cell>
            </table:table-row>
            <table:table-row>
              <table:table-cell office:value-type="string">
                <text:p>-19</text:p>
              </table:table-cell>
              <table:table-cell office:value-type="float" office:value="3.76020021010439">
                <text:p>3.76020021010439</text:p>
              </table:table-cell>
              <table:table-cell office:value-type="float" office:value="22.463768115942">
                <text:p>22.463768115942</text:p>
              </table:table-cell>
              <table:table-cell office:value-type="float" office:value="13.1119841630232">
                <text:p>13.1119841630232</text:p>
              </table:table-cell>
            </table:table-row>
            <table:table-row>
              <table:table-cell office:value-type="string">
                <text:p>-21</text:p>
              </table:table-cell>
              <table:table-cell office:value-type="float" office:value="0.863830616572727">
                <text:p>0.863830616572727</text:p>
              </table:table-cell>
              <table:table-cell office:value-type="float" office:value="20.4225352112676">
                <text:p>20.4225352112676</text:p>
              </table:table-cell>
              <table:table-cell office:value-type="float" office:value="10.6431829139202">
                <text:p>10.6431829139202</text:p>
              </table:table-cell>
            </table:table-row>
            <table:table-row>
              <table:table-cell office:value-type="string">
                <text:p>-23</text:p>
              </table:table-cell>
              <table:table-cell office:value-type="float" office:value="-1.85139398778874">
                <text:p>-1.85139398778874</text:p>
              </table:table-cell>
              <table:table-cell office:value-type="float" office:value="18.4931506849315">
                <text:p>18.4931506849315</text:p>
              </table:table-cell>
              <table:table-cell office:value-type="float" office:value="8.32087834857138">
                <text:p>8.32087834857138</text:p>
              </table:table-cell>
            </table:table-row>
            <table:table-row>
              <table:table-cell office:value-type="string">
                <text:p>-25</text:p>
              </table:table-cell>
              <table:table-cell office:value-type="float" office:value="-4.40680443502757">
                <text:p>-4.4068044350275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6.12993111581955">
                <text:p>6.12993111581955</text:p>
              </table:table-cell>
            </table:table-row>
            <table:table-row>
              <table:table-cell office:value-type="string">
                <text:p>-27</text:p>
              </table:table-cell>
              <table:table-cell office:value-type="float" office:value="-6.8201724066995">
                <text:p>-6.8201724066995</text:p>
              </table:table-cell>
              <table:table-cell office:value-type="float" office:value="14.9350649350649">
                <text:p>14.9350649350649</text:p>
              </table:table-cell>
              <table:table-cell office:value-type="float" office:value="4.05744626418272">
                <text:p>4.05744626418272</text:p>
              </table:table-cell>
            </table:table-row>
            <table:table-row>
              <table:table-cell office:value-type="string">
                <text:p>-29</text:p>
              </table:table-cell>
              <table:table-cell office:value-type="float" office:value="-9.10646070264992">
                <text:p>-9.10646070264992</text:p>
              </table:table-cell>
              <table:table-cell office:value-type="float" office:value="13.2911392405063">
                <text:p>13.2911392405063</text:p>
              </table:table-cell>
              <table:table-cell office:value-type="float" office:value="2.0923392689282">
                <text:p>2.0923392689282</text:p>
              </table:table-cell>
            </table:table-row>
            <table:table-row>
              <table:table-cell office:value-type="string">
                <text:p>-31</text:p>
              </table:table-cell>
              <table:table-cell office:value-type="float" office:value="-11.2783856719735">
                <text:p>-11.2783856719735</text:p>
              </table:table-cell>
              <table:table-cell office:value-type="float" office:value="11.7283950617284">
                <text:p>11.7283950617284</text:p>
              </table:table-cell>
              <table:table-cell office:value-type="float" office:value="0.225004694877427">
                <text:p>0.225004694877427</text:p>
              </table:table-cell>
            </table:table-row>
            <table:table-row>
              <table:table-cell office:value-type="string">
                <text:p>-33</text:p>
              </table:table-cell>
              <table:table-cell office:value-type="float" office:value="-13.3468455579587">
                <text:p>-13.3468455579587</text:p>
              </table:table-cell>
              <table:table-cell office:value-type="float" office:value="10.2409638554217">
                <text:p>10.2409638554217</text:p>
              </table:table-cell>
              <table:table-cell office:value-type="float" office:value="-1.55294085126848">
                <text:p>-1.55294085126848</text:p>
              </table:table-cell>
            </table:table-row>
            <table:table-row>
              <table:table-cell office:value-type="string">
                <text:p>-35</text:p>
              </table:table-cell>
              <table:table-cell office:value-type="float" office:value="-15.3212513775344">
                <text:p>-15.3212513775344</text:p>
              </table:table-cell>
              <table:table-cell office:value-type="float" office:value="8.82352941176471">
                <text:p>8.82352941176471</text:p>
              </table:table-cell>
              <table:table-cell office:value-type="float" office:value="-3.24886098288483">
                <text:p>-3.24886098288483</text:p>
              </table:table-cell>
            </table:table-row>
            <table:table-row>
              <table:table-cell office:value-type="string">
                <text:p>-37</text:p>
              </table:table-cell>
              <table:table-cell office:value-type="float" office:value="-17.2097857935718">
                <text:p>-17.2097857935718</text:p>
              </table:table-cell>
              <table:table-cell office:value-type="float" office:value="7.4712643678161">
                <text:p>7.4712643678161</text:p>
              </table:table-cell>
              <table:table-cell office:value-type="float" office:value="-4.86926071287783">
                <text:p>-4.86926071287783</text:p>
              </table:table-cell>
            </table:table-row>
            <table:table-row>
              <table:table-cell office:value-type="string">
                <text:p>-39</text:p>
              </table:table-cell>
              <table:table-cell office:value-type="float" office:value="-19.0196080028514">
                <text:p>-19.0196080028514</text:p>
              </table:table-cell>
              <table:table-cell office:value-type="float" office:value="6.17977528089887">
                <text:p>6.17977528089887</text:p>
              </table:table-cell>
              <table:table-cell office:value-type="float" office:value="-6.41991636097625">
                <text:p>-6.41991636097625</text:p>
              </table:table-cell>
            </table:table-row>
            <table:table-row>
              <table:table-cell office:value-type="string">
                <text:p>-41</text:p>
              </table:table-cell>
              <table:table-cell office:value-type="float" office:value="-20.7570176097936">
                <text:p>-20.7570176097936</text:p>
              </table:table-cell>
              <table:table-cell office:value-type="float" office:value="4.94505494505494">
                <text:p>4.94505494505494</text:p>
              </table:table-cell>
              <table:table-cell office:value-type="float" office:value="-7.90598133236935">
                <text:p>-7.90598133236935</text:p>
              </table:table-cell>
            </table:table-row>
            <table:table-row>
              <table:table-cell office:value-type="string">
                <text:p>-43</text:p>
              </table:table-cell>
              <table:table-cell office:value-type="float" office:value="-22.4275869600789">
                <text:p>-22.4275869600789</text:p>
              </table:table-cell>
              <table:table-cell office:value-type="float" office:value="3.76344086021506">
                <text:p>3.76344086021506</text:p>
              </table:table-cell>
              <table:table-cell office:value-type="float" office:value="-9.33207304993192">
                <text:p>-9.33207304993192</text:p>
              </table:table-cell>
            </table:table-row>
            <table:table-row>
              <table:table-cell office:value-type="string">
                <text:p>-45</text:p>
              </table:table-cell>
              <table:table-cell office:value-type="float" office:value="-24.0362689494244">
                <text:p>-24.0362689494244</text:p>
              </table:table-cell>
              <table:table-cell office:value-type="float" office:value="2.63157894736842">
                <text:p>2.63157894736842</text:p>
              </table:table-cell>
              <table:table-cell office:value-type="float" office:value="-10.702345001028">
                <text:p>-10.702345001028</text:p>
              </table:table-cell>
            </table:table-row>
            <table:table-row>
              <table:table-cell office:value-type="string">
                <text:p>-47</text:p>
              </table:table-cell>
              <table:table-cell office:value-type="float" office:value="-25.5874855672491">
                <text:p>-25.5874855672491</text:p>
              </table:table-cell>
              <table:table-cell office:value-type="float" office:value="1.54639175257732">
                <text:p>1.54639175257732</text:p>
              </table:table-cell>
              <table:table-cell office:value-type="float" office:value="-12.0205469073359">
                <text:p>-12.0205469073359</text:p>
              </table:table-cell>
            </table:table-row>
            <table:table-row>
              <table:table-cell office:value-type="string">
                <text:p>-49</text:p>
              </table:table-cell>
              <table:table-cell office:value-type="float" office:value="-27.0852011642144">
                <text:p>-27.0852011642144</text:p>
              </table:table-cell>
              <table:table-cell office:value-type="float" office:value="0.505050505050505">
                <text:p>0.505050505050505</text:p>
              </table:table-cell>
              <table:table-cell office:value-type="float" office:value="-13.290075329582">
                <text:p>-13.2900753295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